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text-properties fo:font-weight="None" fo:font-style="None" fo:font-family="Times New Roman" fo:font-size="10"/>
    </style:style>
    <style:style style:family="table-cell" style:name="ce2" style:display-name="ce2">
      <style:text-properties fo:font-weight="None" fo:font-style="None" fo:font-family="Times New Roman" fo:font-size="10"/>
      <style:table-cell-properties fo:border-bottom="0.2pt solid #3c3c3c"/>
      <style:paragraph-properties fo:text-align="center"/>
    </style:style>
    <style:style style:family="table-cell" style:name="ce3" style:display-name="ce3">
      <style:text-properties fo:font-weight="None" fo:font-style="None" fo:font-family="Times New Roman" fo:font-size="6"/>
      <style:table-cell-properties style:vertical-align="middle" fo:border-top="0.2pt solid #3c3c3c"/>
      <style:paragraph-properties style:vertical-align="middle" fo:text-align="center"/>
    </style:style>
    <style:style style:family="table-cell" style:name="ce4" style:display-name="ce4">
      <style:text-properties fo:font-weight="None" fo:font-style="None" fo:font-family="Times New Roman" fo:font-size="6"/>
    </style:style>
    <style:style style:family="table-cell" style:name="ce5" style:display-name="ce5">
      <style:text-properties fo:font-weight="None" fo:font-style="None" fo:font-family="Times New Roman" fo:font-size="9.5"/>
      <style:table-cell-properties fo:border-bottom="0.2pt solid #3c3c3c"/>
      <style:paragraph-properties fo:text-align="center"/>
    </style:style>
    <style:style style:family="table-cell" style:name="ce6" style:display-name="ce6">
      <style:text-properties fo:font-weight="None" fo:font-style="None" fo:font-family="Times New Roman" fo:font-size="6"/>
      <style:table-cell-properties style:vertical-align="top" fo:border-top="0.2pt solid #3c3c3c"/>
      <style:paragraph-properties style:vertical-align="top" fo:text-align="center"/>
    </style:style>
    <style:style style:family="table-cell" style:name="ce7" style:display-name="ce7">
      <style:text-properties fo:font-weight="None" fo:font-style="None" fo:font-family="Times New Roman" fo:font-size="6"/>
      <style:table-cell-properties style:vertical-align="middle" fo:border-right="0.2pt solid #3c3c3c" fo:border-top="0.2pt solid #3c3c3c"/>
      <style:paragraph-properties style:vertical-align="middle" fo:text-align="center"/>
    </style:style>
    <style:style style:family="table-cell" style:name="ce8" style:display-name="ce8">
      <style:text-properties fo:font-weight="None" fo:font-style="None" fo:font-family="Times New Roman" fo:font-size="6.5"/>
    </style:style>
    <style:style style:family="table-cell" style:name="ce9" style:display-name="ce9">
      <style:text-properties fo:font-weight="None" fo:font-style="None" fo:font-family="Times New Roman" fo:font-size="10"/>
      <style:table-cell-properties fo:border-bottom="0.2pt solid #3c3c3c" fo:border-right="0.2pt solid #3c3c3c"/>
      <style:paragraph-properties fo:text-align="center"/>
    </style:style>
    <style:style style:family="table-cell" style:name="ce10" style:display-name="ce10">
      <style:text-properties fo:font-weight="None" fo:font-style="None" fo:font-family="Times New Roman" fo:font-size="9.5"/>
      <style:table-cell-properties fo:border-bottom="0.2pt solid #3c3c3c" fo:border-right="0.2pt solid #3c3c3c" fo:border-top="0.2pt solid #3c3c3c"/>
      <style:paragraph-properties fo:text-align="center"/>
    </style:style>
    <style:style style:family="table-cell" style:name="ce11" style:display-name="ce11">
      <style:text-properties fo:font-weight="None" fo:font-style="None" fo:font-family="Times New Roman" fo:font-size="9.5"/>
      <style:paragraph-properties fo:text-align="center"/>
    </style:style>
    <style:style style:family="table-cell" style:name="ce12" style:display-name="ce12">
      <style:text-properties fo:font-weight="None" fo:font-style="None" fo:font-family="Times New Roman" fo:font-size="9"/>
      <style:table-cell-properties fo:border-top="0.2pt solid #3c3c3c"/>
    </style:style>
    <style:style style:family="table-cell" style:name="ce13" style:display-name="ce13">
      <style:text-properties fo:font-weight="None" fo:font-style="None" fo:font-family="Times New Roman" fo:font-size="9"/>
    </style:style>
    <style:style style:family="table-cell" style:name="ce14" style:display-name="ce14">
      <style:text-properties fo:font-weight="bold" fo:font-style="None" fo:font-family="Times New Roman" fo:font-size="10"/>
    </style:style>
    <style:style style:family="table-cell" style:name="ce15" style:display-name="ce15">
      <style:text-properties fo:font-weight="None" fo:font-style="None" fo:font-family="Times New Roman" fo:font-size="10"/>
      <style:table-cell-properties fo:border-left="0.2pt solid #3c3c3c" style:vertical-align="top" fo:border-bottom="0.2pt solid #3c3c3c" fo:border-top="0.2pt solid #3c3c3c"/>
      <style:paragraph-properties style:vertical-align="top" fo:text-align="center"/>
    </style:style>
    <style:style style:family="table-cell" style:name="ce16" style:display-name="ce16">
      <style:text-properties fo:font-weight="None" fo:font-style="None" fo:font-family="Times New Roman" fo:font-size="10"/>
      <style:table-cell-properties fo:border-right="0.2pt solid #3c3c3c" fo:border-top="0.2pt solid #3c3c3c" fo:border-left="0.2pt solid #3c3c3c" fo:border-bottom="0.2pt solid #3c3c3c" fo:wrap-option="wrap" style:vertical-align="top"/>
      <style:paragraph-properties style:vertical-align="top" fo:text-align="center"/>
    </style:style>
    <style:style style:family="table-cell" style:name="ce17" style:display-name="ce17">
      <style:text-properties fo:font-weight="None" fo:font-style="None" fo:font-family="Times New Roman" fo:font-size="10"/>
      <style:table-cell-properties fo:border-left="0.2pt solid #3c3c3c" fo:border-bottom="0.2pt solid #3c3c3c" fo:border-right="0.2pt solid #3c3c3c" fo:border-top="0.2pt solid #3c3c3c"/>
      <style:paragraph-properties fo:text-align="center"/>
    </style:style>
    <style:style style:family="table-cell" style:name="ce18" style:display-name="ce18">
      <style:text-properties fo:font-weight="None" fo:font-style="None" fo:font-family="Times New Roman" fo:font-size="10"/>
      <style:table-cell-properties fo:border-left="0.2pt solid #3c3c3c" fo:border-bottom="0.2pt solid #3c3c3c" fo:border-right="0.2pt solid #3c3c3c" fo:border-top="0.2pt solid #3c3c3c"/>
      <style:paragraph-properties fo:text-align="center"/>
    </style:style>
    <style:style style:family="table-cell" style:name="ce19" style:display-name="ce19">
      <style:text-properties fo:font-weight="None" fo:font-style="None" fo:font-family="Times New Roman" fo:font-size="9"/>
      <style:table-cell-properties fo:border-right="0.2pt solid #3c3c3c" fo:border-top="0.2pt solid #3c3c3c" fo:border-left="0.2pt solid #3c3c3c" fo:border-bottom="0.2pt solid #3c3c3c" fo:wrap-option="wrap" style:vertical-align="top"/>
      <style:paragraph-properties style:vertical-align="top" fo:text-align="center"/>
    </style:style>
    <style:style style:family="table-cell" style:name="ce20" style:display-name="ce20">
      <style:text-properties fo:font-weight="None" fo:font-style="None" fo:font-family="Times New Roman" fo:font-size="10"/>
      <style:table-cell-properties fo:border-left="0.2pt solid #3c3c3c" fo:border-bottom="0.2pt solid #3c3c3c" fo:border-right="0.2pt solid #3c3c3c" fo:wrap-option="wrap" fo:border-top="0.2pt solid #3c3c3c"/>
    </style:style>
    <style:style style:family="table-cell" style:name="ce21" style:display-name="ce21">
      <style:text-properties fo:font-weight="None" fo:font-style="None" fo:font-family="Times New Roman" fo:font-size="10"/>
      <style:paragraph-properties fo:text-align="center"/>
    </style:style>
    <style:style style:family="table-cell" style:name="ce22" style:display-name="ce22">
      <style:text-properties fo:font-weight="None" fo:font-style="None" fo:font-family="Times New Roman" fo:font-size="10"/>
    </style:style>
    <style:style style:family="table-cell" style:name="ce23" style:display-name="ce23">
      <style:text-properties fo:font-weight="None" fo:font-style="None" fo:font-family="Times New Roman" fo:font-size="10"/>
      <style:table-cell-properties fo:border-bottom="0.2pt solid #3c3c3c"/>
    </style:style>
    <style:style style:family="table-cell" style:name="ce24" style:display-name="ce24">
      <style:text-properties fo:font-weight="None" fo:font-style="None" fo:font-family="Times New Roman" fo:font-size="6.5"/>
      <style:table-cell-properties fo:border-top="0.2pt solid #3c3c3c"/>
      <style:paragraph-properties fo:text-align="center"/>
    </style:style>
    <style:style style:family="table-cell" style:name="ce25" style:display-name="ce25">
      <style:text-properties fo:font-weight="None" fo:font-style="None" fo:font-family="Times New Roman" fo:font-size="10"/>
      <style:table-cell-properties fo:border-bottom="0.2pt solid #3c3c3c"/>
      <style:paragraph-properties fo:text-align="start"/>
    </style:style>
    <style:style style:family="table-cell" style:name="ce26" style:display-name="ce26">
      <style:text-properties fo:font-weight="None" fo:font-style="None" fo:font-family="Times New Roman" fo:font-size="10"/>
    </style:style>
    <style:style style:family="table-cell" style:name="ce27" style:display-name="ce27">
      <style:text-properties fo:font-weight="None" fo:font-style="None" fo:font-family="Times New Roman" fo:font-size="10"/>
      <style:table-cell-properties fo:wrap-option="wrap"/>
    </style:style>
    <style:style style:family="table-cell" style:name="ce29" style:display-name="ce29">
      <style:text-properties fo:font-weight="None" fo:font-style="None" fo:font-family="Times New Roman" fo:font-size="10"/>
      <style:table-cell-properties fo:border-top="0.2pt solid #3c3c3c"/>
    </style:style>
    <style:style style:family="table-cell" style:name="ce32" style:display-name="ce32">
      <style:text-properties fo:font-weight="None" fo:font-style="None" fo:font-family="Times New Roman" fo:font-size="10"/>
      <style:table-cell-properties fo:border-bottom="0.2pt solid #3c3c3c" fo:border-top="0.2pt solid #3c3c3c"/>
      <style:paragraph-properties fo:text-align="center"/>
    </style:style>
    <style:style style:family="table-cell" style:name="ce33" style:display-name="ce33">
      <style:text-properties fo:font-weight="None" fo:font-style="None" fo:font-family="Times New Roman" fo:font-size="10"/>
      <style:table-cell-properties fo:border-bottom="0.2pt solid #3c3c3c" fo:border-top="0.2pt solid #3c3c3c"/>
      <style:paragraph-properties fo:text-align="center"/>
    </style:style>
    <style:style style:family="table-cell" style:name="ce36" style:display-name="ce36">
      <style:text-properties fo:font-weight="None" fo:font-style="None" fo:font-family="Times New Roman" fo:font-size="10"/>
      <style:paragraph-properties fo:text-align="end"/>
    </style:style>
    <style:style style:family="table-cell" style:name="ce38" style:display-name="ce38">
      <style:text-properties fo:font-weight="None" fo:font-style="None" fo:font-family="Times New Roman" fo:font-size="10"/>
      <style:table-cell-properties fo:border-bottom="0.2pt solid #3c3c3c"/>
      <style:paragraph-properties fo:text-align="center"/>
    </style:style>
    <style:style style:family="table-cell" style:name="ce39" style:display-name="ce39">
      <style:text-properties fo:font-weight="None" fo:font-style="None" fo:font-family="Times New Roman" fo:font-size="10"/>
      <style:table-cell-properties style:vertical-align="middle"/>
      <style:paragraph-properties style:vertical-align="middle"/>
    </style:style>
    <style:style style:family="table-cell" style:name="ce41" style:display-name="ce41">
      <style:text-properties fo:font-weight="None" fo:font-style="None" fo:font-family="Times New Roman" fo:font-size="6"/>
      <style:table-cell-properties style:vertical-align="middle"/>
      <style:paragraph-properties style:vertical-align="middle" fo:text-align="center"/>
    </style:style>
    <style:style style:family="table-cell" style:name="ce42" style:display-name="ce42">
      <style:text-properties fo:font-weight="None" fo:font-style="None" fo:font-family="Times New Roman" fo:font-size="10"/>
      <style:table-cell-properties fo:border-bottom="0.2pt solid #3c3c3c" style:vertical-align="top" fo:border-right="0.2pt solid #3c3c3c" fo:wrap-option="wrap" fo:border-top="0.2pt solid #3c3c3c"/>
      <style:paragraph-properties style:vertical-align="top" fo:text-align="center"/>
    </style:style>
    <style:style style:family="table-cell" style:name="ce43" style:display-name="ce43">
      <style:text-properties fo:font-weight="None" fo:font-style="None" fo:font-family="Times New Roman" fo:font-size="10"/>
      <style:table-cell-properties fo:border-bottom="0.2pt solid #3c3c3c" fo:border-right="0.2pt solid #3c3c3c" fo:border-top="0.2pt solid #3c3c3c"/>
      <style:paragraph-properties fo:text-align="center"/>
    </style:style>
    <style:style style:family="table-cell" style:name="ce45" style:display-name="ce45">
      <style:text-properties fo:font-weight="None" fo:font-style="None" fo:font-family="Times New Roman" fo:font-size="6.5"/>
      <style:paragraph-properties fo:text-align="center"/>
    </style:style>
    <style:style style:family="table-cell" style:name="ce46" style:display-name="ce46">
      <style:text-properties fo:font-weight="None" fo:font-style="None" fo:font-family="Times New Roman" fo:font-size="6"/>
      <style:table-cell-properties style:vertical-align="middle"/>
      <style:paragraph-properties style:vertical-align="middle"/>
    </style:style>
    <style:style style:family="table-cell" style:name="ce47" style:display-name="ce47">
      <style:text-properties fo:font-weight="None" fo:font-style="None" fo:font-family="Times New Roman" fo:font-size="6"/>
      <style:table-cell-properties fo:border-top="0.2pt solid #3c3c3c"/>
      <style:paragraph-properties fo:text-align="center"/>
    </style:style>
    <style:style style:family="table-cell" style:name="ce48" style:display-name="ce48">
      <style:text-properties fo:font-weight="bold" fo:font-style="None" fo:font-family="Times New Roman" fo:font-size="13"/>
      <style:table-cell-properties fo:wrap-option="wrap"/>
      <style:paragraph-properties fo:text-align="center"/>
    </style:style>
    <style:style style:family="table-cell" style:name="ce49" style:display-name="ce49">
      <style:text-properties fo:font-weight="bold" fo:font-style="None" fo:font-family="Times New Roman" fo:font-size="13"/>
      <style:table-cell-properties fo:wrap-option="wrap"/>
      <style:paragraph-properties fo:text-align="center"/>
    </style:style>
    <style:style style:family="table-cell" style:name="ce50" style:display-name="ce50">
      <style:text-properties fo:font-weight="None" fo:font-style="None" fo:font-family="Times New Roman" fo:font-size="10"/>
      <style:paragraph-properties fo:text-align="center"/>
    </style:style>
    <style:style style:family="table-cell" style:name="ce51" style:display-name="ce51">
      <style:text-properties fo:font-weight="None" fo:font-style="None" fo:font-family="Times New Roman" fo:font-size="10"/>
      <style:paragraph-properties fo:text-align="end"/>
    </style:style>
    <style:style style:family="table-cell" style:name="ce53" style:display-name="ce53">
      <style:text-properties fo:font-weight="None" fo:font-style="None" fo:font-family="Times New Roman" fo:font-size="9.5"/>
      <style:table-cell-properties fo:border-bottom="0.2pt solid #3c3c3c" fo:border-right="0.2pt solid #3c3c3c"/>
      <style:paragraph-properties fo:text-align="center"/>
    </style:style>
    <style:style style:family="table-cell" style:name="ce56" style:display-name="ce56">
      <style:text-properties fo:font-weight="None" fo:font-style="None" fo:font-family="Times New Roman" fo:font-size="6"/>
      <style:table-cell-properties style:vertical-align="middle" fo:border-top="0.2pt solid #3c3c3c"/>
      <style:paragraph-properties style:vertical-align="middle"/>
    </style:style>
    <style:style style:family="table-cell" style:name="ce59" style:display-name="ce59">
      <style:text-properties fo:font-weight="None" fo:font-style="None" fo:font-family="Times New Roman" fo:font-size="10"/>
      <style:table-cell-properties fo:border-left="0.2pt solid #3c3c3c" fo:border-bottom="0.2pt solid #3c3c3c" fo:border-right="0.2pt solid #3c3c3c" fo:border-top="0.2pt solid #3c3c3c"/>
      <style:paragraph-properties fo:text-align="center"/>
    </style:style>
    <style:style style:family="table-cell" style:name="ce60" style:display-name="ce60">
      <style:text-properties fo:font-weight="bold" fo:font-style="None" fo:font-family="Times New Roman" fo:font-size="13"/>
      <style:table-cell-properties style:vertical-align="middle"/>
      <style:paragraph-properties style:vertical-align="middle" fo:text-align="end"/>
    </style:style>
    <style:style style:family="table-cell" style:name="ce63" style:display-name="ce63">
      <style:text-properties fo:font-weight="None" fo:font-style="None" fo:font-family="Times New Roman" fo:font-size="10"/>
      <style:table-cell-properties fo:border-top="0.2pt solid #3c3c3c"/>
      <style:paragraph-properties fo:text-align="center"/>
    </style:style>
    <style:style style:family="table-cell" style:name="ce66" style:display-name="ce66">
      <style:text-properties fo:font-weight="None" fo:font-style="None" fo:font-family="Times New Roman" fo:font-size="6"/>
      <style:table-cell-properties style:vertical-align="middle" fo:border-top="0.2pt solid #3c3c3c"/>
      <style:paragraph-properties style:vertical-align="middle" fo:text-align="start"/>
    </style:style>
    <style:style style:family="table-cell" style:name="ce67" style:display-name="ce67">
      <style:text-properties fo:font-weight="bold" fo:font-style="None" fo:font-family="Times New Roman" fo:font-size="10"/>
      <style:table-cell-properties fo:border-left="0.2pt solid #3c3c3c" fo:border-bottom="0.2pt solid #3c3c3c" fo:border-right="0.2pt solid #3c3c3c" fo:border-top="0.2pt solid #3c3c3c"/>
      <style:paragraph-properties fo:text-align="center"/>
    </style:style>
    <style:style style:family="table-cell" style:name="ce69" style:display-name="ce69">
      <style:text-properties fo:font-weight="None" fo:font-style="None" fo:font-family="Times New Roman" fo:font-size="10"/>
      <style:table-cell-properties fo:border-bottom="0.2pt solid #3c3c3c" fo:border-right="0.2pt solid #3c3c3c" fo:border-top="0.2pt solid #3c3c3c"/>
      <style:paragraph-properties fo:text-align="center"/>
    </style:style>
    <style:style style:family="table-cell" style:name="ce70" style:display-name="ce70">
      <style:text-properties fo:font-weight="None" fo:font-style="None" fo:font-family="Times New Roman" fo:font-size="10"/>
      <style:table-cell-properties fo:border-right="0.2pt solid #3c3c3c"/>
    </style:style>
    <style:style style:family="table-cell" style:name="ce71" style:display-name="ce71">
      <style:text-properties fo:font-weight="None" fo:font-style="None" fo:font-family="Times New Roman" fo:font-size="6.5"/>
      <style:table-cell-properties fo:border-right="0.2pt solid #3c3c3c"/>
    </style:style>
    <style:style style:family="table-cell" style:name="ce73" style:display-name="ce73">
      <style:text-properties fo:font-weight="None" fo:font-style="None" fo:font-family="Times New Roman" fo:font-size="9.5"/>
      <style:table-cell-properties style:vertical-align="top" fo:wrap-option="wrap"/>
      <style:paragraph-properties style:vertical-align="top" fo:text-align="end"/>
    </style:style>
    <style:style style:family="table-cell" style:name="ce75" style:display-name="ce75">
      <style:text-properties fo:font-weight="None" fo:font-style="None" fo:font-family="Times New Roman" fo:font-size="10"/>
      <style:table-cell-properties fo:wrap-option="wrap"/>
    </style:style>
    <style:style style:family="table-cell" style:name="ce76" style:display-name="ce76">
      <style:text-properties fo:font-weight="None" fo:font-style="None" fo:font-family="Times New Roman" fo:font-size="10"/>
    </style:style>
    <style:style style:family="table-cell" style:name="ce78" style:display-name="ce78">
      <style:text-properties fo:font-weight="None" fo:font-style="None" fo:font-family="Times New Roman" fo:font-size="10"/>
      <style:table-cell-properties fo:border-top="0.2pt solid #3c3c3c"/>
      <style:paragraph-properties fo:text-align="center"/>
    </style:style>
    <style:style style:family="table-cell" style:name="ce79" style:display-name="ce79">
      <style:text-properties fo:font-weight="None" fo:font-style="None" fo:font-family="Times New Roman" fo:font-size="10"/>
      <style:table-cell-properties fo:border-right="0.2pt double #3c3c3c" fo:border-top="0.2pt solid #3c3c3c" fo:border-left="0.2pt solid #3c3c3c" fo:border-bottom="0.2pt solid #3c3c3c" fo:wrap-option="wrap" style:vertical-align="top"/>
      <style:paragraph-properties style:vertical-align="top" fo:text-align="center"/>
    </style:style>
    <style:style style:family="table-cell" style:name="ce80" style:display-name="ce80">
      <style:text-properties fo:font-weight="None" fo:font-style="None" fo:font-family="Times New Roman" fo:font-size="10"/>
      <style:table-cell-properties fo:border-left="0.2pt solid #3c3c3c" fo:border-bottom="0.2pt solid #3c3c3c" fo:border-right="0.2pt double #3c3c3c" fo:border-top="0.2pt solid #3c3c3c"/>
      <style:paragraph-properties fo:text-align="center"/>
    </style:style>
    <style:style style:family="table-cell" style:name="ce81" style:display-name="ce81">
      <style:text-properties fo:font-weight="None" fo:font-style="None" fo:font-family="Times New Roman" fo:font-size="10"/>
      <style:table-cell-properties fo:border-bottom="0.2pt solid #3c3c3c"/>
      <style:paragraph-properties fo:text-align="center"/>
    </style:style>
    <style:style style:family="table-cell" style:name="ce82" style:display-name="ce82">
      <style:text-properties fo:font-weight="None" fo:font-style="None" fo:font-family="Times New Roman" fo:font-size="10"/>
      <style:table-cell-properties fo:border-bottom="0.2pt solid #3c3c3c"/>
      <style:paragraph-properties fo:text-align="end"/>
    </style:style>
    <style:style style:family="table-cell" style:name="ce83" style:display-name="ce83">
      <style:text-properties fo:font-weight="None" fo:font-style="None" fo:font-family="Times New Roman" fo:font-size="9"/>
      <style:table-cell-properties fo:border-right="0.2pt solid #3c3c3c" fo:border-top="0.2pt solid #3c3c3c" fo:border-left="0.2pt solid #3c3c3c" fo:border-bottom="0.2pt solid #3c3c3c" fo:wrap-option="wrap" style:vertical-align="middle"/>
      <style:paragraph-properties style:vertical-align="middle" fo:text-align="center"/>
    </style:style>
    <style:style style:family="table-cell" style:name="ce84" style:display-name="ce84">
      <style:text-properties fo:font-weight="None" fo:font-style="None" fo:font-family="Times New Roman" fo:font-size="9"/>
      <style:table-cell-properties fo:border-left="0.2pt solid #3c3c3c" fo:border-bottom="0.2pt solid #3c3c3c" fo:border-right="0.2pt solid #3c3c3c" style:vertical-align="middle" fo:border-top="0.2pt solid #3c3c3c"/>
      <style:paragraph-properties style:vertical-align="middle" fo:text-align="center"/>
    </style:style>
    <style:style style:family="table-cell" style:name="ce88" style:display-name="ce88">
      <style:text-properties fo:font-weight="None" fo:font-style="None" fo:font-family="Times New Roman" fo:font-size="9.5"/>
      <style:table-cell-properties fo:border-left="0.2pt solid #3c3c3c" fo:border-bottom="0.2pt solid #3c3c3c" fo:border-right="0.2pt solid #3c3c3c" fo:border-top="0.2pt solid #3c3c3c"/>
      <style:paragraph-properties fo:text-align="end"/>
    </style:style>
    <style:style style:family="table-cell" style:name="ce89" style:display-name="ce89">
      <style:text-properties fo:font-weight="None" fo:font-style="None" fo:font-family="Times New Roman" fo:font-size="9.5"/>
    </style:style>
    <style:style style:family="table-cell" style:name="ce90" style:display-name="ce90">
      <style:text-properties fo:font-weight="None" fo:font-style="None" fo:font-family="Times New Roman" fo:font-size="10"/>
      <style:table-cell-properties fo:border-left="0.2pt solid #3c3c3c" fo:border-bottom="0.2pt solid #3c3c3c" fo:border-right="0.2pt solid #3c3c3c" style:vertical-align="middle" fo:border-top="0.2pt solid #3c3c3c"/>
      <style:paragraph-properties style:vertical-align="middle" fo:text-align="center"/>
    </style:style>
    <style:style style:family="table-cell" style:name="ce100" style:display-name="ce100">
      <style:text-properties fo:font-weight="None" fo:font-style="None" fo:font-family="Times New Roman" fo:font-size="10"/>
      <style:paragraph-properties fo:text-align="end"/>
    </style:style>
    <style:style style:family="table-cell" style:name="ce105" style:display-name="ce105">
      <style:text-properties fo:font-weight="None" fo:font-style="None" fo:font-family="Times New Roman" fo:font-size="9.5"/>
      <style:table-cell-properties fo:border-left="0.2pt solid #3c3c3c" fo:border-top="0.2pt solid #3c3c3c"/>
    </style:style>
    <style:style style:family="table-cell" style:name="ce106" style:display-name="ce106">
      <style:text-properties fo:font-weight="None" fo:font-style="None" fo:font-family="Times New Roman" fo:font-size="9.5"/>
      <style:table-cell-properties fo:border-left="0.2pt solid #3c3c3c"/>
    </style:style>
    <style:style style:family="table-cell" style:name="ce107" style:display-name="ce107">
      <style:text-properties fo:font-weight="None" fo:font-style="None" fo:font-family="Times New Roman" fo:font-size="9.5"/>
      <style:table-cell-properties fo:border-left="0.2pt solid #3c3c3c" fo:border-bottom="0.2pt solid #3c3c3c"/>
    </style:style>
    <style:style style:family="table-cell" style:name="ce108" style:display-name="ce108">
      <style:text-properties fo:font-weight="None" fo:font-style="None" fo:font-family="Times New Roman" fo:font-size="9.5"/>
      <style:table-cell-properties fo:border-right="0.2pt solid #3c3c3c" fo:wrap-option="wrap" fo:border-top="0.2pt solid #3c3c3c"/>
    </style:style>
    <style:style style:family="table-cell" style:name="ce109" style:display-name="ce109">
      <style:text-properties fo:font-weight="None" fo:font-style="None" fo:font-family="Times New Roman" fo:font-size="9.5"/>
      <style:table-cell-properties fo:border-right="0.2pt solid #3c3c3c" fo:wrap-option="wrap"/>
    </style:style>
    <style:style style:family="table-cell" style:name="ce110" style:display-name="ce110">
      <style:text-properties fo:font-weight="None" fo:font-style="None" fo:font-family="Times New Roman" fo:font-size="9.5"/>
      <style:table-cell-properties fo:border-bottom="0.2pt solid #3c3c3c" fo:border-right="0.2pt solid #3c3c3c" fo:wrap-option="wrap"/>
    </style:style>
    <style:style style:family="table-cell" style:name="ce114" style:display-name="ce114">
      <style:text-properties fo:font-weight="bold" fo:font-style="None" fo:font-family="Times New Roman" fo:font-size="9"/>
    </style:style>
    <style:style style:family="table-cell" style:name="ce117" style:display-name="ce117">
      <style:text-properties fo:font-weight="None" fo:font-style="None" fo:font-family="Times New Roman" fo:font-size="9"/>
      <style:table-cell-properties fo:border-left="0.2pt solid #3c3c3c" fo:border-bottom="0.2pt solid #3c3c3c" fo:border-right="0.2pt solid #3c3c3c" style:vertical-align="middle" fo:border-top="0.2pt solid #3c3c3c"/>
      <style:paragraph-properties style:vertical-align="middle" fo:text-align="center"/>
    </style:style>
    <style:style style:family="table-cell" style:name="ce119" style:display-name="ce119">
      <style:text-properties fo:font-weight="None" fo:font-style="None" fo:font-family="Times New Roman" fo:font-size="9.5"/>
      <style:table-cell-properties fo:border-left="0.2pt solid #3c3c3c" fo:border-bottom="0.2pt solid #3c3c3c" fo:border-right="0.2pt solid #3c3c3c" fo:wrap-option="wrap" fo:border-top="0.2pt solid #3c3c3c"/>
      <style:paragraph-properties fo:text-align="center"/>
    </style:style>
    <style:style style:family="table-cell" style:name="ce123" style:display-name="ce123">
      <style:text-properties fo:font-weight="None" fo:font-style="None" fo:font-family="Times New Roman" fo:font-size="10"/>
      <style:paragraph-properties fo:text-align="end"/>
    </style:style>
    <style:style style:family="table-cell" style:name="ce124" style:display-name="ce124">
      <style:text-properties fo:font-weight="None" fo:font-style="None" fo:font-family="Times New Roman" fo:font-size="10"/>
      <style:table-cell-properties fo:border-bottom="0.2pt solid #3c3c3c"/>
    </style:style>
    <style:style style:family="table-cell" style:name="ce125" style:display-name="ce125">
      <style:text-properties fo:font-weight="None" fo:font-style="None" fo:font-family="Times New Roman" fo:font-size="10"/>
      <style:table-cell-properties fo:border-left="0.2pt solid #3c3c3c" fo:border-bottom="0.2pt solid #3c3c3c" fo:border-right="0.2pt solid #3c3c3c" fo:border-top="0.2pt solid #3c3c3c"/>
      <style:paragraph-properties fo:text-align="end"/>
    </style:style>
    <style:style style:family="table-cell" style:name="ce128" style:display-name="ce128">
      <style:text-properties fo:font-weight="None" fo:font-style="None" fo:font-family="Times New Roman" fo:font-size="9.5"/>
      <style:table-cell-properties fo:border-left="0.2pt solid #3c3c3c" fo:border-bottom="0.2pt solid #3c3c3c" fo:border-right="0.2pt solid #3c3c3c" style:vertical-align="middle" fo:border-top="0.2pt solid #3c3c3c"/>
      <style:paragraph-properties style:vertical-align="middle" fo:text-align="end"/>
    </style:style>
    <style:style style:family="table-cell" style:name="ce133" style:display-name="ce133">
      <style:text-properties fo:font-weight="None" fo:font-style="None" fo:font-family="Times New Roman" fo:font-size="9.5"/>
      <style:paragraph-properties fo:text-align="end"/>
    </style:style>
    <style:style style:family="table-cell" style:name="ce134" style:display-name="ce134">
      <style:text-properties fo:font-weight="None" fo:font-style="None" fo:font-family="Times New Roman" fo:font-size="10"/>
      <style:table-cell-properties fo:border-bottom="0.2pt solid #3c3c3c" fo:border-right="0.2pt solid #3c3c3c"/>
    </style:style>
    <style:style style:family="table-cell" style:name="ce143" style:display-name="ce143">
      <style:text-properties fo:font-weight="None" fo:font-style="None" fo:font-family="Times New Roman" fo:font-size="10"/>
      <style:table-cell-properties fo:border-left="0.2pt solid #3c3c3c" fo:border-bottom="0.2pt solid #3c3c3c" fo:border-right="0.2pt solid #3c3c3c" style:vertical-align="middle" fo:border-top="0.2pt solid #3c3c3c"/>
      <style:paragraph-properties style:vertical-align="middle" fo:text-align="center"/>
    </style:style>
    <style:style style:family="table-cell" style:name="ce145" style:display-name="ce145">
      <style:text-properties fo:font-weight="None" fo:font-style="None" fo:font-family="Times New Roman" fo:font-size="6.5"/>
      <style:table-cell-properties fo:border-left="0.2pt solid #3c3c3c" fo:border-bottom="0.2pt solid #3c3c3c" fo:border-right="0.2pt solid #3c3c3c" fo:border-top="0.2pt solid #3c3c3c"/>
      <style:paragraph-properties fo:text-align="center"/>
    </style:style>
    <style:style style:family="table-cell" style:name="ce150" style:display-name="ce150">
      <style:text-properties fo:font-weight="None" fo:font-style="None" fo:font-family="Times New Roman" fo:font-size="10"/>
      <style:table-cell-properties fo:border-left="0.2pt solid #3c3c3c" fo:border-bottom="0.2pt solid #3c3c3c" fo:border-right="0.2pt solid #3c3c3c" style:vertical-align="top" fo:border-top="0.2pt solid #3c3c3c"/>
      <style:paragraph-properties style:vertical-align="top" fo:text-align="center"/>
    </style:style>
    <style:style style:family="table-cell" style:name="ce156" style:display-name="ce156">
      <style:text-properties fo:font-weight="None" fo:font-style="None" fo:font-family="Times New Roman" fo:font-size="9"/>
      <style:paragraph-properties fo:text-align="end"/>
    </style:style>
    <style:style style:family="table-column" style:name="0905a6d53c60fbf5f0ba75613593aa27" style:display-name="0905a6d53c60fbf5f0ba75613593aa27">
      <style:table-column-properties fo:break-before="auto" style:column-width="712.46"/>
    </style:style>
    <style:style style:family="table-column" style:name="6be7eae8fbd27398936e4a5aa33d80d9" style:display-name="6be7eae8fbd27398936e4a5aa33d80d9">
      <style:table-column-properties fo:break-before="auto" style:column-width="164.64"/>
    </style:style>
    <style:style style:family="table-column" style:name="cf5c1ae66bf7ea3a9530cacc87a8ed2c" style:display-name="cf5c1ae66bf7ea3a9530cacc87a8ed2c">
      <style:table-column-properties fo:break-before="auto" style:column-width="246.96"/>
    </style:style>
    <style:style style:family="table-column" style:name="27b897bad262ca7b8d43fa39be9f103a" style:display-name="27b897bad262ca7b8d43fa39be9f103a">
      <style:table-column-properties fo:break-before="auto" style:column-width="164.64"/>
    </style:style>
    <style:style style:family="table-column" style:name="4968137027206257f1ee2970fc6229e2" style:display-name="4968137027206257f1ee2970fc6229e2">
      <style:table-column-properties fo:break-before="auto" style:column-width="164.64"/>
    </style:style>
    <style:style style:family="table-row" style:name="f15526ee173e5338f5808220f92efcbf" style:display-name="f15526ee173e5338f5808220f92efcbf">
      <style:table-row-properties fo:break-before="auto" style:row-height="362.6"/>
    </style:style>
    <style:style style:family="table-row" style:name="706a1f724d3b3e82512a496e6929af27" style:display-name="706a1f724d3b3e82512a496e6929af27">
      <style:table-row-properties fo:break-before="auto" style:row-height="362.6"/>
    </style:style>
    <style:style style:family="table-row" style:name="e331f356752576105f98807322fd67cf" style:display-name="e331f356752576105f98807322fd67cf">
      <style:table-row-properties fo:break-before="auto" style:row-height="362.6"/>
    </style:style>
    <style:style style:family="table-row" style:name="c370737a34edb58b8badf979d48f3e91" style:display-name="c370737a34edb58b8badf979d48f3e91">
      <style:table-row-properties fo:break-before="auto" style:row-height="384.16"/>
    </style:style>
    <style:style style:family="table-row" style:name="5aec9250f175059cacf6f54caa73bdf8" style:display-name="5aec9250f175059cacf6f54caa73bdf8">
      <style:table-row-properties fo:break-before="auto" style:row-height="384.16"/>
    </style:style>
    <style:style style:family="table-row" style:name="36660ddcc4bad0c1dfe7c359c3b40ef9" style:display-name="36660ddcc4bad0c1dfe7c359c3b40ef9">
      <style:table-row-properties fo:break-before="auto" style:row-height="409.64"/>
    </style:style>
    <style:style style:family="table-row" style:name="ed006d318080a01edfe812257ac611fc" style:display-name="ed006d318080a01edfe812257ac611fc">
      <style:table-row-properties fo:break-before="auto" style:row-height="280.28"/>
    </style:style>
    <style:style style:family="table-row" style:name="8db7342645a58d6cd8e8f879e7944be5" style:display-name="8db7342645a58d6cd8e8f879e7944be5">
      <style:table-row-properties fo:break-before="auto" style:row-height="414.54"/>
    </style:style>
    <style:style style:family="table-row" style:name="dae4f8edac25c59d53fd0ba35f874dd2" style:display-name="dae4f8edac25c59d53fd0ba35f874dd2">
      <style:table-row-properties fo:break-before="auto" style:row-height="384.16"/>
    </style:style>
    <style:style style:family="table-row" style:name="8e56ae0faad64d6d1ed631e438007959" style:display-name="8e56ae0faad64d6d1ed631e438007959">
      <style:table-row-properties fo:break-before="auto" style:row-height="384.16"/>
    </style:style>
    <style:style style:family="table-row" style:name="6e4fe93cf90dadcf9883383e651ba2ec" style:display-name="6e4fe93cf90dadcf9883383e651ba2ec">
      <style:table-row-properties fo:break-before="auto" style:row-height="409.64"/>
    </style:style>
    <style:style style:family="table-row" style:name="942ab1ad2914c74b6ac7ecc609a7051c" style:display-name="942ab1ad2914c74b6ac7ecc609a7051c">
      <style:table-row-properties fo:break-before="auto" style:row-height="409.64"/>
    </style:style>
    <style:style style:family="table-row" style:name="e7658b74c515f47e942bd948fffde913" style:display-name="e7658b74c515f47e942bd948fffde913">
      <style:table-row-properties fo:break-before="auto" style:row-height="280.28"/>
    </style:style>
    <style:style style:family="table-row" style:name="f975a5286cdc0ea14517c39892d585bf" style:display-name="f975a5286cdc0ea14517c39892d585bf">
      <style:table-row-properties fo:break-before="auto" style:row-height="384.16"/>
    </style:style>
    <style:style style:family="table-row" style:name="159602b42ce4c4666cff318f4e1d7fe5" style:display-name="159602b42ce4c4666cff318f4e1d7fe5">
      <style:table-row-properties fo:break-before="auto" style:row-height="280.28"/>
    </style:style>
    <style:style style:family="table-row" style:name="1e103a961465bf3dadf4455281955eb0" style:display-name="1e103a961465bf3dadf4455281955eb0">
      <style:table-row-properties fo:break-before="auto" style:row-height="384.16"/>
    </style:style>
    <style:style style:family="table-row" style:name="23ed087b6970b459456031d42fa51a2f" style:display-name="23ed087b6970b459456031d42fa51a2f">
      <style:table-row-properties fo:break-before="auto" style:row-height="280.28"/>
    </style:style>
    <style:style style:family="table-row" style:name="1c6637e8c6eaf72336c4177c48f7cdb4" style:display-name="1c6637e8c6eaf72336c4177c48f7cdb4">
      <style:table-row-properties fo:break-before="auto" style:row-height="384.16"/>
    </style:style>
    <style:style style:family="table-row" style:name="d8df6926a0776c9c6edcc780887704e5" style:display-name="d8df6926a0776c9c6edcc780887704e5">
      <style:table-row-properties fo:break-before="auto" style:row-height="409.64"/>
    </style:style>
    <style:style style:family="table-row" style:name="7f56f63d84580708205866006ba146ba" style:display-name="7f56f63d84580708205866006ba146ba">
      <style:table-row-properties fo:break-before="auto" style:row-height="409.64"/>
    </style:style>
    <style:style style:family="table-row" style:name="a8a0bbae4450219011b6c2349d3997e5" style:display-name="a8a0bbae4450219011b6c2349d3997e5">
      <style:table-row-properties fo:break-before="auto" style:row-height="280.28"/>
    </style:style>
    <style:style style:family="table-row" style:name="7ab401dda895f1c3a8fd161594850e3c" style:display-name="7ab401dda895f1c3a8fd161594850e3c">
      <style:table-row-properties fo:break-before="auto" style:row-height="384.16"/>
    </style:style>
    <style:style style:family="table-row" style:name="c5061c84dde193cdaa5fa61e3e8af56c" style:display-name="c5061c84dde193cdaa5fa61e3e8af56c">
      <style:table-row-properties fo:break-before="auto" style:row-height="280.28"/>
    </style:style>
    <style:style style:family="table-row" style:name="7b029fe83af2ef6ac7514f91e2b3a646" style:display-name="7b029fe83af2ef6ac7514f91e2b3a646">
      <style:table-row-properties fo:break-before="auto" style:row-height="384.16"/>
    </style:style>
    <style:style style:family="table-row" style:name="409bd802a49c94763f092d2752621631" style:display-name="409bd802a49c94763f092d2752621631">
      <style:table-row-properties fo:break-before="auto" style:row-height="280.28"/>
    </style:style>
    <style:style style:family="table-row" style:name="8a6d439332e471a1138483e9686bff31" style:display-name="8a6d439332e471a1138483e9686bff31">
      <style:table-row-properties fo:break-before="auto" style:row-height="384.16"/>
    </style:style>
    <style:style style:family="table-row" style:name="04ed751b122537dae6f9e7edb41898e9" style:display-name="04ed751b122537dae6f9e7edb41898e9">
      <style:table-row-properties fo:break-before="auto" style:row-height="280.28"/>
    </style:style>
    <style:style style:family="table-row" style:name="2e0750540cffadf3e6d4d64c45dd3d4c" style:display-name="2e0750540cffadf3e6d4d64c45dd3d4c">
      <style:table-row-properties fo:break-before="auto" style:row-height="409.64"/>
    </style:style>
    <style:style style:family="table-row" style:name="efcf061762f34ff03efe0ba7dc6c467a" style:display-name="efcf061762f34ff03efe0ba7dc6c467a">
      <style:table-row-properties fo:break-before="auto" style:row-height="280.28"/>
    </style:style>
    <style:style style:family="table-row" style:name="665a3a19dae646b9febc3e143aa935e9" style:display-name="665a3a19dae646b9febc3e143aa935e9">
      <style:table-row-properties fo:break-before="auto" style:row-height="384.16"/>
    </style:style>
    <style:style style:family="table-row" style:name="1bc3bfeb77747aae254b9fdbf6677051" style:display-name="1bc3bfeb77747aae254b9fdbf6677051">
      <style:table-row-properties fo:break-before="auto" style:row-height="384.16"/>
    </style:style>
    <style:style style:family="table-row" style:name="fa1c6ec62065887c014989d2604191f8" style:display-name="fa1c6ec62065887c014989d2604191f8">
      <style:table-row-properties fo:break-before="auto" style:row-height="384.16"/>
    </style:style>
    <style:style style:family="table-row" style:name="4ce7d12ecd659acbf9d02dd93535e4e7" style:display-name="4ce7d12ecd659acbf9d02dd93535e4e7">
      <style:table-row-properties fo:break-before="auto" style:row-height="384.16"/>
    </style:style>
    <style:style style:family="table-row" style:name="84b3116878f88c2fc9fbfd0e709d2f5d" style:display-name="84b3116878f88c2fc9fbfd0e709d2f5d">
      <style:table-row-properties fo:break-before="auto" style:row-height="384.16"/>
    </style:style>
    <style:style style:family="table-row" style:name="f63d973dfe1adea26a1b262dc97bea94" style:display-name="f63d973dfe1adea26a1b262dc97bea94">
      <style:table-row-properties fo:break-before="auto" style:row-height="384.16"/>
    </style:style>
    <style:style style:family="table-row" style:name="df06854832e0bc88110c7c7a6402930c" style:display-name="df06854832e0bc88110c7c7a6402930c">
      <style:table-row-properties fo:break-before="auto" style:row-height="384.16"/>
    </style:style>
    <style:style style:family="table-row" style:name="0b86850bf816c6d97bd740e10d8ac7c5" style:display-name="0b86850bf816c6d97bd740e10d8ac7c5">
      <style:table-row-properties fo:break-before="auto" style:row-height="384.16"/>
    </style:style>
    <style:style style:family="table-row" style:name="7bc36feddbdbac2e2c36e4a6f9705c79" style:display-name="7bc36feddbdbac2e2c36e4a6f9705c79">
      <style:table-row-properties fo:break-before="auto" style:row-height="384.16"/>
    </style:style>
    <style:style style:family="table-row" style:name="b74583f14add4ca8ae3d8886291ab801" style:display-name="b74583f14add4ca8ae3d8886291ab801">
      <style:table-row-properties fo:break-before="auto" style:row-height="384.16"/>
    </style:style>
    <style:style style:family="table-row" style:name="57a65576f8f7e65d78debcc0502c40f2" style:display-name="57a65576f8f7e65d78debcc0502c40f2">
      <style:table-row-properties fo:break-before="auto" style:row-height="384.16"/>
    </style:style>
    <style:style style:family="table-row" style:name="d96286796bd5502a50f4759faeb80fcd" style:display-name="d96286796bd5502a50f4759faeb80fcd">
      <style:table-row-properties fo:break-before="auto" style:row-height="280.28"/>
    </style:style>
    <style:style style:family="table-row" style:name="f3b5cca9199090f6bfbfa46831a9a7ff" style:display-name="f3b5cca9199090f6bfbfa46831a9a7ff">
      <style:table-row-properties fo:break-before="auto" style:row-height="384.16"/>
    </style:style>
    <style:style style:family="table-row" style:name="acbeafc166a709b49e35a390cc30f4a2" style:display-name="acbeafc166a709b49e35a390cc30f4a2">
      <style:table-row-properties fo:break-before="auto" style:row-height="409.64"/>
    </style:style>
    <style:style style:family="table-row" style:name="0b354e04bb811f7cbea72ab47270ab33" style:display-name="0b354e04bb811f7cbea72ab47270ab33">
      <style:table-row-properties fo:break-before="auto" style:row-height="384.16"/>
    </style:style>
    <style:style style:family="table-row" style:name="894ae3048fd649e7518967e1ad01f3de" style:display-name="894ae3048fd649e7518967e1ad01f3de">
      <style:table-row-properties fo:break-before="auto" style:row-height="409.64"/>
    </style:style>
    <style:style style:family="table-row" style:name="810d9b95c66f70e7d415ef585786d00a" style:display-name="810d9b95c66f70e7d415ef585786d00a">
      <style:table-row-properties fo:break-before="auto" style:row-height="280.28"/>
    </style:style>
    <style:style style:family="table-row" style:name="2d6ef4b55b25245a6b1085f7c0873e86" style:display-name="2d6ef4b55b25245a6b1085f7c0873e86">
      <style:table-row-properties fo:break-before="auto" style:row-height="384.16"/>
    </style:style>
    <style:style style:family="table-row" style:name="2c0db39f496ebbc6833f9b64c7a33a68" style:display-name="2c0db39f496ebbc6833f9b64c7a33a68">
      <style:table-row-properties fo:break-before="auto" style:row-height="409.64"/>
    </style:style>
    <style:style style:family="table-row" style:name="5169670f0ac2ce096b999c4491dc6c87" style:display-name="5169670f0ac2ce096b999c4491dc6c87">
      <style:table-row-properties fo:break-before="auto" style:row-height="409.64"/>
    </style:style>
    <style:style style:family="table-row" style:name="c902eedfc5e4a706ae655e90d410b9d0" style:display-name="c902eedfc5e4a706ae655e90d410b9d0">
      <style:table-row-properties fo:break-before="auto" style:row-height="409.64"/>
    </style:style>
    <style:style style:family="table-row" style:name="5965da796015e911ce9f251894d8b411" style:display-name="5965da796015e911ce9f251894d8b411">
      <style:table-row-properties fo:break-before="auto" style:row-height="280.28"/>
    </style:style>
    <style:style style:family="table-row" style:name="1c9b9b77902898605789dd738c4c15f3" style:display-name="1c9b9b77902898605789dd738c4c15f3">
      <style:table-row-properties fo:break-before="auto" style:row-height="384.16"/>
    </style:style>
    <style:style style:family="table-row" style:name="a54f88d05cf5d66144cc33ea66873684" style:display-name="a54f88d05cf5d66144cc33ea66873684">
      <style:table-row-properties fo:break-before="auto" style:row-height="414.54"/>
    </style:style>
    <style:style style:family="table-row" style:name="52d6bc855ec16ea3ac283516b29cc963" style:display-name="52d6bc855ec16ea3ac283516b29cc963">
      <style:table-row-properties fo:break-before="auto" style:row-height="414.54"/>
    </style:style>
    <style:style style:family="table-row" style:name="6325ffe86fb225027bc951819713f127" style:display-name="6325ffe86fb225027bc951819713f127">
      <style:table-row-properties fo:break-before="auto" style:row-height="441.0"/>
    </style:style>
    <style:style style:family="table-row" style:name="a827ede437df5eef280ebb1a432a1ea8" style:display-name="a827ede437df5eef280ebb1a432a1ea8">
      <style:table-row-properties fo:break-before="auto" style:row-height="441.0"/>
    </style:style>
    <style:style style:family="table-row" style:name="560acadcc5264f851de88b2a5b5c9807" style:display-name="560acadcc5264f851de88b2a5b5c9807">
      <style:table-row-properties fo:break-before="auto" style:row-height="959.42"/>
    </style:style>
    <style:style style:family="table-row" style:name="1551a7484fa13acb3a6218869fb2f7fc" style:display-name="1551a7484fa13acb3a6218869fb2f7fc">
      <style:table-row-properties fo:break-before="auto" style:row-height="2307.9"/>
    </style:style>
    <style:style style:family="table-row" style:name="0a66a59072597fa572026183fb352aee" style:display-name="0a66a59072597fa572026183fb352aee">
      <style:table-row-properties fo:break-before="auto" style:row-height="441.0"/>
    </style:style>
    <style:style style:family="table-row" style:name="8c3c3ba3bf3a21d5bba8adb1d8604dae" style:display-name="8c3c3ba3bf3a21d5bba8adb1d8604dae">
      <style:table-row-properties fo:break-before="auto" style:row-height="441.0"/>
    </style:style>
    <style:style style:family="table-row" style:name="d8fa07f5aade55e2fef3ecee4ad0ff2d" style:display-name="d8fa07f5aade55e2fef3ecee4ad0ff2d">
      <style:table-row-properties fo:break-before="auto" style:row-height="441.0"/>
    </style:style>
    <style:style style:family="table-row" style:name="d183f6baa9c62f969640cad792406f46" style:display-name="d183f6baa9c62f969640cad792406f46">
      <style:table-row-properties fo:break-before="auto" style:row-height="441.0"/>
    </style:style>
    <style:style style:family="table-row" style:name="e56199bdd5ed7988a1270781fecc611f" style:display-name="e56199bdd5ed7988a1270781fecc611f">
      <style:table-row-properties fo:break-before="auto" style:row-height="441.0"/>
    </style:style>
    <style:style style:family="table-row" style:name="e79e1c24192676be83e4bfa5ae8d4258" style:display-name="e79e1c24192676be83e4bfa5ae8d4258">
      <style:table-row-properties fo:break-before="auto" style:row-height="441.0"/>
    </style:style>
    <style:style style:family="table-row" style:name="888bcd7d1902d0414fae722aee771309" style:display-name="888bcd7d1902d0414fae722aee771309">
      <style:table-row-properties fo:break-before="auto" style:row-height="907.48"/>
    </style:style>
    <style:style style:family="table-row" style:name="d8dda6b11b0c4c70be3d366cd8489e59" style:display-name="d8dda6b11b0c4c70be3d366cd8489e59">
      <style:table-row-properties fo:break-before="auto" style:row-height="441.0"/>
    </style:style>
    <style:style style:family="table-row" style:name="172e6c085d56ab548c79d42a99cf6a3f" style:display-name="172e6c085d56ab548c79d42a99cf6a3f">
      <style:table-row-properties fo:break-before="auto" style:row-height="441.0"/>
    </style:style>
    <style:style style:family="table-row" style:name="ad1a1238f4fecfa9fb977362b4781af5" style:display-name="ad1a1238f4fecfa9fb977362b4781af5">
      <style:table-row-properties fo:break-before="auto" style:row-height="441.0"/>
    </style:style>
    <style:style style:family="table-row" style:name="93fced211261d4cb132178b32da3a5eb" style:display-name="93fced211261d4cb132178b32da3a5eb">
      <style:table-row-properties fo:break-before="auto" style:row-height="441.0"/>
    </style:style>
    <style:style style:family="table-row" style:name="bd2a514c6596114f9a8197dd86a921b0" style:display-name="bd2a514c6596114f9a8197dd86a921b0">
      <style:table-row-properties fo:break-before="auto" style:row-height="441.0"/>
    </style:style>
    <style:style style:family="table-row" style:name="7beeee378b892de552e6df5e8ecd56fd" style:display-name="7beeee378b892de552e6df5e8ecd56fd">
      <style:table-row-properties fo:break-before="auto" style:row-height="441.0"/>
    </style:style>
    <style:style style:family="table-row" style:name="95e5249557fc7eeeb7f8adb3cb561d3a" style:display-name="95e5249557fc7eeeb7f8adb3cb561d3a">
      <style:table-row-properties fo:break-before="auto" style:row-height="441.0"/>
    </style:style>
    <style:style style:family="table-row" style:name="65f65c9b6f38866de311a2cd461a2078" style:display-name="65f65c9b6f38866de311a2cd461a2078">
      <style:table-row-properties fo:break-before="auto" style:row-height="441.0"/>
    </style:style>
    <style:style style:family="table-row" style:name="c51794b9256d69154296a3bdcfbfa535" style:display-name="c51794b9256d69154296a3bdcfbfa535">
      <style:table-row-properties fo:break-before="auto" style:row-height="441.0"/>
    </style:style>
    <style:style style:family="table-row" style:name="1aa691f59d14bd7e66e7739d6d3bd4b1" style:display-name="1aa691f59d14bd7e66e7739d6d3bd4b1">
      <style:table-row-properties fo:break-before="auto" style:row-height="441.0"/>
    </style:style>
    <style:style style:family="table-row" style:name="adbbf504c3e98199d5e6a7ffed10e9ce" style:display-name="adbbf504c3e98199d5e6a7ffed10e9ce">
      <style:table-row-properties fo:break-before="auto" style:row-height="441.0"/>
    </style:style>
    <style:style style:family="table-row" style:name="71e1a69b7419d4f5ba68b85f488c2337" style:display-name="71e1a69b7419d4f5ba68b85f488c2337">
      <style:table-row-properties fo:break-before="auto" style:row-height="441.0"/>
    </style:style>
    <style:style style:family="table-row" style:name="d6eed7a9ee43bc0bbefdbbfaf7d1eb25" style:display-name="d6eed7a9ee43bc0bbefdbbfaf7d1eb25">
      <style:table-row-properties fo:break-before="auto" style:row-height="441.0"/>
    </style:style>
    <style:style style:family="table-row" style:name="98e451e7ffa05d0ad1d56c03b5826b6c" style:display-name="98e451e7ffa05d0ad1d56c03b5826b6c">
      <style:table-row-properties fo:break-before="auto" style:row-height="441.0"/>
    </style:style>
    <style:style style:family="table-row" style:name="ba265b6acc9bc2b81dc9651966a60e9b" style:display-name="ba265b6acc9bc2b81dc9651966a60e9b">
      <style:table-row-properties fo:break-before="auto" style:row-height="441.0"/>
    </style:style>
    <style:style style:family="table-row" style:name="b0b361c9302e812c84c618d07fd83011" style:display-name="b0b361c9302e812c84c618d07fd83011">
      <style:table-row-properties fo:break-before="auto" style:row-height="441.0"/>
    </style:style>
    <style:style style:family="table-row" style:name="0b0f76342152267d3f02c7ebf2655550" style:display-name="0b0f76342152267d3f02c7ebf2655550">
      <style:table-row-properties fo:break-before="auto" style:row-height="441.0"/>
    </style:style>
    <style:style style:family="table-row" style:name="076f3deace0e0a06bfe9acc3b367fd87" style:display-name="076f3deace0e0a06bfe9acc3b367fd87">
      <style:table-row-properties fo:break-before="auto" style:row-height="441.0"/>
    </style:style>
    <style:style style:family="table-row" style:name="0f695513e1ac117ebedfa2b6d010cfe8" style:display-name="0f695513e1ac117ebedfa2b6d010cfe8">
      <style:table-row-properties fo:break-before="auto" style:row-height="441.0"/>
    </style:style>
    <style:style style:family="table-row" style:name="44e6fd69d5e3ea36a9ba03dcb65575aa" style:display-name="44e6fd69d5e3ea36a9ba03dcb65575aa">
      <style:table-row-properties fo:break-before="auto" style:row-height="441.0"/>
    </style:style>
    <style:style style:family="table-row" style:name="8844b9b220985032a413dc51876a8c63" style:display-name="8844b9b220985032a413dc51876a8c63">
      <style:table-row-properties fo:break-before="auto" style:row-height="441.0"/>
    </style:style>
    <style:style style:family="table-row" style:name="a02dbb590f10b658d6ae738c1e4520d5" style:display-name="a02dbb590f10b658d6ae738c1e4520d5">
      <style:table-row-properties fo:break-before="auto" style:row-height="362.6"/>
    </style:style>
    <style:style style:family="table-row" style:name="cfa0d94b1d433a0ef2e367bd7280c066" style:display-name="cfa0d94b1d433a0ef2e367bd7280c066">
      <style:table-row-properties fo:break-before="auto" style:row-height="441.0"/>
    </style:style>
    <style:style style:family="table-row" style:name="acdae09745b59f9d4a51a3dc3037da46" style:display-name="acdae09745b59f9d4a51a3dc3037da46">
      <style:table-row-properties fo:break-before="auto" style:row-height="441.0"/>
    </style:style>
    <style:style style:family="table-row" style:name="08e55243878ee4e36bf2f32ea73ad448" style:display-name="08e55243878ee4e36bf2f32ea73ad448">
      <style:table-row-properties fo:break-before="auto" style:row-height="441.0"/>
    </style:style>
    <style:style style:family="table-row" style:name="defd4081d244394590a5d6136fc96af4" style:display-name="defd4081d244394590a5d6136fc96af4">
      <style:table-row-properties fo:break-before="auto" style:row-height="441.0"/>
    </style:style>
    <style:style style:family="table-row" style:name="ea821c89ef54ee7d35e0844c7f9bc260" style:display-name="ea821c89ef54ee7d35e0844c7f9bc260">
      <style:table-row-properties fo:break-before="auto" style:row-height="441.0"/>
    </style:style>
    <style:style style:family="table-row" style:name="0ede81900546d102ef2649981cfff4c7" style:display-name="0ede81900546d102ef2649981cfff4c7">
      <style:table-row-properties fo:break-before="auto" style:row-height="441.0"/>
    </style:style>
    <style:style style:family="table-row" style:name="0856fafddab98a86c87ec92e43346366" style:display-name="0856fafddab98a86c87ec92e43346366">
      <style:table-row-properties fo:break-before="auto" style:row-height="362.6"/>
    </style:style>
    <style:style style:family="table-row" style:name="49276af08e82481346792535667421dc" style:display-name="49276af08e82481346792535667421dc">
      <style:table-row-properties fo:break-before="auto" style:row-height="441.0"/>
    </style:style>
    <style:style style:family="table-row" style:name="8d7e6a46d2d418b516e373b3d11800b0" style:display-name="8d7e6a46d2d418b516e373b3d11800b0">
      <style:table-row-properties fo:break-before="auto" style:row-height="362.6"/>
    </style:style>
    <style:style style:family="table-row" style:name="09030dee61240ab656e86d7cbfce1126" style:display-name="09030dee61240ab656e86d7cbfce1126">
      <style:table-row-properties fo:break-before="auto" style:row-height="441.0"/>
    </style:style>
    <style:style style:family="table-row" style:name="c74b6230d97d4845b4b7d14009014274" style:display-name="c74b6230d97d4845b4b7d14009014274">
      <style:table-row-properties fo:break-before="auto" style:row-height="362.6"/>
    </style:style>
    <style:style style:family="table-row" style:name="98447338ab2832a4eee5377258a554f9" style:display-name="98447338ab2832a4eee5377258a554f9">
      <style:table-row-properties fo:break-before="auto" style:row-height="441.0"/>
    </style:style>
    <style:style style:family="table-row" style:name="7b98fdfe30a517a8ce1c05b71ab9aa49" style:display-name="7b98fdfe30a517a8ce1c05b71ab9aa49">
      <style:table-row-properties fo:break-before="auto" style:row-height="441.0"/>
    </style:style>
    <style:style style:family="table-row" style:name="d043f2a672a5a290be9e4848b94cab64" style:display-name="d043f2a672a5a290be9e4848b94cab64">
      <style:table-row-properties fo:break-before="auto" style:row-height="441.0"/>
    </style:style>
    <style:style style:family="table-row" style:name="8857b15db0425c89345294a1cf630283" style:display-name="8857b15db0425c89345294a1cf630283">
      <style:table-row-properties fo:break-before="auto" style:row-height="441.0"/>
    </style:style>
    <style:style style:family="table-row" style:name="792a772d91b35722b75c1a087e9130b3" style:display-name="792a772d91b35722b75c1a087e9130b3">
      <style:table-row-properties fo:break-before="auto" style:row-height="441.0"/>
    </style:style>
    <style:style style:family="table-row" style:name="d044f45d77f51f2826ca1626a034130c" style:display-name="d044f45d77f51f2826ca1626a034130c">
      <style:table-row-properties fo:break-before="auto" style:row-height="362.6"/>
    </style:style>
    <style:style style:family="table-row" style:name="da42a56222810ad910c5c7a5eb4e9278" style:display-name="da42a56222810ad910c5c7a5eb4e9278">
      <style:table-row-properties fo:break-before="auto" style:row-height="155.82"/>
    </style:style>
    <style:style style:family="table-row" style:name="a862d6eb6d1ae3a118cc354df25bf50c" style:display-name="a862d6eb6d1ae3a118cc354df25bf50c">
      <style:table-row-properties fo:break-before="auto" style:row-height="441.0"/>
    </style:style>
    <style:style style:family="table-row" style:name="c64d3fe54eef6f9db810094eefd043e8" style:display-name="c64d3fe54eef6f9db810094eefd043e8">
      <style:table-row-properties fo:break-before="auto" style:row-height="441.0"/>
    </style:style>
    <style:style style:family="table-row" style:name="91b99f500ca19113deb0fd4911697732" style:display-name="91b99f500ca19113deb0fd4911697732">
      <style:table-row-properties fo:break-before="auto" style:row-height="441.0"/>
    </style:style>
    <style:style style:family="table-row" style:name="e4f4408f4689dd0ae91d8a7f21113e99" style:display-name="e4f4408f4689dd0ae91d8a7f21113e99">
      <style:table-row-properties fo:break-before="auto" style:row-height="441.0"/>
    </style:style>
    <style:style style:family="table-row" style:name="51d935bd09480c12d70d80da4fc160cb" style:display-name="51d935bd09480c12d70d80da4fc160cb">
      <style:table-row-properties fo:break-before="auto" style:row-height="441.0"/>
    </style:style>
    <style:style style:family="table-row" style:name="0d7eab3e04a3031cac68fcb497e85561" style:display-name="0d7eab3e04a3031cac68fcb497e85561">
      <style:table-row-properties fo:break-before="auto" style:row-height="362.6"/>
    </style:style>
    <style:style style:family="table-row" style:name="3a2783f9dc2eecd15676684cef23a6e0" style:display-name="3a2783f9dc2eecd15676684cef23a6e0">
      <style:table-row-properties fo:break-before="auto" style:row-height="181.3"/>
    </style:style>
    <style:style style:family="table-row" style:name="3ddf89d55f4a382124df9b5dd8774eb3" style:display-name="3ddf89d55f4a382124df9b5dd8774eb3">
      <style:table-row-properties fo:break-before="auto" style:row-height="441.0"/>
    </style:style>
    <style:style style:family="table-row" style:name="b0ace37c6f418bcc9c0834b0d8b38dbb" style:display-name="b0ace37c6f418bcc9c0834b0d8b38dbb">
      <style:table-row-properties fo:break-before="auto" style:row-height="441.0"/>
    </style:style>
    <style:style style:family="table-row" style:name="840eb752094c1877bb8e0ba001674b38" style:display-name="840eb752094c1877bb8e0ba001674b38">
      <style:table-row-properties fo:break-before="auto" style:row-height="362.6"/>
    </style:style>
    <style:style style:family="table-row" style:name="2e0d3de7fcb33b7de632ce9bcc857647" style:display-name="2e0d3de7fcb33b7de632ce9bcc857647">
      <style:table-row-properties fo:break-before="auto" style:row-height="181.3"/>
    </style:style>
    <style:style style:family="table-row" style:name="c3cbb1ff7a13352c17449dfd56b9f1cb" style:display-name="c3cbb1ff7a13352c17449dfd56b9f1cb">
      <style:table-row-properties fo:break-before="auto" style:row-height="441.0"/>
    </style:style>
    <style:style style:family="table-row" style:name="f288829083cc16ef902368484cc5e328" style:display-name="f288829083cc16ef902368484cc5e328">
      <style:table-row-properties fo:break-before="auto" style:row-height="441.0"/>
    </style:style>
    <style:style style:family="table-row" style:name="55e69ef6323e2b5b2d65dd25b3357cf2" style:display-name="55e69ef6323e2b5b2d65dd25b3357cf2">
      <style:table-row-properties fo:break-before="auto" style:row-height="902.58"/>
    </style:style>
    <style:style style:family="table-row" style:name="aceba8fcaa94db6dd8b9b6bc49de12a6" style:display-name="aceba8fcaa94db6dd8b9b6bc49de12a6">
      <style:table-row-properties fo:break-before="auto" style:row-height="441.0"/>
    </style:style>
    <style:style style:family="table-row" style:name="ee8cd66e7a70d3c7577dc02c5c2bbc68" style:display-name="ee8cd66e7a70d3c7577dc02c5c2bbc68">
      <style:table-row-properties fo:break-before="auto" style:row-height="441.0"/>
    </style:style>
    <style:style style:family="table-row" style:name="7f61ed9814cc0749c3d4c5cbd9bde92e" style:display-name="7f61ed9814cc0749c3d4c5cbd9bde92e">
      <style:table-row-properties fo:break-before="auto" style:row-height="362.6"/>
    </style:style>
    <style:style style:family="table-row" style:name="2fc4137f75e45bc5d547f4b352efa5ce" style:display-name="2fc4137f75e45bc5d547f4b352efa5ce">
      <style:table-row-properties fo:break-before="auto" style:row-height="441.0"/>
    </style:style>
    <style:style style:family="table-row" style:name="3d20adb7205923f5919ae960bc997629" style:display-name="3d20adb7205923f5919ae960bc997629">
      <style:table-row-properties fo:break-before="auto" style:row-height="441.0"/>
    </style:style>
    <style:style style:family="table-row" style:name="de597434e0417a0da493bf7c445eb01e" style:display-name="de597434e0417a0da493bf7c445eb01e">
      <style:table-row-properties fo:break-before="auto" style:row-height="441.0"/>
    </style:style>
  </office:automatic-styles>
  <office:body>
    <office:spreadsheet>
      <table:table table:name="стр1">
        <table:table-column table:style-name="0905a6d53c60fbf5f0ba75613593aa27" table:number-columns-repeated="None" table:default-cell-style-name="ce1"/>
        <table:table-column table:style-name="6be7eae8fbd27398936e4a5aa33d80d9" table:number-columns-repeated="159" table:default-cell-style-name="ce1"/>
        <table:table-column table:style-name="cf5c1ae66bf7ea3a9530cacc87a8ed2c" table:number-columns-repeated="None" table:default-cell-style-name="ce1"/>
        <table:table-column table:style-name="27b897bad262ca7b8d43fa39be9f103a" table:number-columns-repeated="96" table:default-cell-style-name="ce1"/>
        <table:table-column table:style-name="4968137027206257f1ee2970fc6229e2" table:number-columns-repeated="767" table:default-cell-style-name="None"/>
        <table:table-row table:style-name="f15526ee173e5338f5808220f92efcbf" table:number-rows-repeated="None">
          <table:table-cell office:value="None" office:value-type="string"/>
          <table:covered-table-cell table:number-columns-repeated="118"/>
          <table:table-cell table:style-name="ce114" office:value="None" office:value-type="string">
            <text:p><text:span text:style-name="ce114">Унифицированная форма № ОС-1</text:span></text:p>
          </table:table-cell>
          <table:table-cell office:value="None" office:value-type="string"/>
        </table:table-row>
        <table:table-row table:style-name="706a1f724d3b3e82512a496e6929af27" table:number-rows-repeated="None">
          <table:table-cell office:value="None" office:value-type="string"/>
          <table:covered-table-cell table:number-columns-repeated="118"/>
          <table:table-cell table:style-name="ce13" office:value="None" office:value-type="string">
            <text:p><text:span text:style-name="ce13">Утверждена постановлением Госкомстата России</text:span></text:p>
          </table:table-cell>
          <table:table-cell office:value="None" office:value-type="string"/>
        </table:table-row>
        <table:table-row table:style-name="e331f356752576105f98807322fd67cf" table:number-rows-repeated="None">
          <table:table-cell office:value="None" office:value-type="string"/>
          <table:covered-table-cell table:number-columns-repeated="118"/>
          <table:table-cell table:style-name="ce13" office:value="None" office:value-type="string">
            <text:p><text:span text:style-name="ce13">от 21.01.2003 № 7</text:span></text:p>
          </table:table-cell>
          <table:table-cell office:value="None" office:value-type="string"/>
        </table:table-row>
        <table:table-row table:style-name="c370737a34edb58b8badf979d48f3e91" table:number-rows-repeated="None">
          <table:table-cell office:value="None" office:value-type="string">
            <text:p>УТВЕРЖДАЮ</text:p>
          </table:table-cell>
          <table:table-cell office:value="None" office:value-type="string"/>
          <table:covered-table-cell table:number-columns-repeated="94"/>
          <table:table-cell office:value="None" office:value-type="string">
            <text:p>УТВЕРЖДАЮ</text:p>
          </table:table-cell>
          <table:table-cell office:value="None" office:value-type="string"/>
        </table:table-row>
        <table:table-row table:style-name="5aec9250f175059cacf6f54caa73bdf8" table:number-rows-repeated="None">
          <table:table-cell office:value="None" office:value-type="string">
            <text:p>Руководитель организации-сдатчика</text:p>
          </table:table-cell>
          <table:table-cell office:value="None" office:value-type="string"/>
          <table:covered-table-cell table:number-columns-repeated="94"/>
          <table:table-cell office:value="None" office:value-type="string">
            <text:p>Руководитель организации-получателя</text:p>
          </table:table-cell>
          <table:table-cell office:value="None" office:value-type="string"/>
        </table:table-row>
        <table:table-row table:style-name="36660ddcc4bad0c1dfe7c359c3b40ef9" table:number-rows-repeated="None">
          <table:table-cell table:style-name="ce2" table:number-columns-spanned="23" office:value="None" office:value-type="string"/>
          <table:covered-table-cell table:number-columns-repeated="22"/>
          <table:table-cell office:value="None" office:value-type="string"/>
          <table:covered-table-cell table:number-columns-repeated="2"/>
          <table:table-cell table:style-name="ce2" table:number-columns-spanned="15" office:value="None" office:value-type="string"/>
          <table:covered-table-cell table:number-columns-repeated="14"/>
          <table:table-cell office:value="None" office:value-type="string"/>
          <table:covered-table-cell table:number-columns-repeated="2"/>
          <table:table-cell table:style-name="ce2" table:number-columns-spanned="21" office:value="None" office:value-type="string"/>
          <table:covered-table-cell table:number-columns-repeated="20"/>
          <table:table-cell office:value="None" office:value-type="string"/>
          <table:covered-table-cell table:number-columns-repeated="30"/>
          <table:table-cell table:style-name="ce82" table:number-columns-spanned="23" office:value="None" office:value-type="string">
            <text:p><text:span text:style-name="ce82">Генеральный директор</text:span></text:p>
          </table:table-cell>
          <table:covered-table-cell table:number-columns-repeated="22"/>
          <table:table-cell office:value="None" office:value-type="string"/>
          <table:covered-table-cell table:number-columns-repeated="2"/>
          <table:table-cell table:style-name="ce2" table:number-columns-spanned="15" office:value="None" office:value-type="string"/>
          <table:covered-table-cell table:number-columns-repeated="14"/>
          <table:table-cell office:value="None" office:value-type="string"/>
          <table:covered-table-cell table:number-columns-repeated="2"/>
          <table:table-cell table:style-name="ce2" table:number-columns-spanned="21" office:value="None" office:value-type="string">
            <text:p><text:span text:style-name="ce2">Нежевец Г.Г.</text:span></text:p>
          </table:table-cell>
          <table:covered-table-cell table:number-columns-repeated="20"/>
          <table:table-cell office:value="None" office:value-type="string"/>
        </table:table-row>
        <table:table-row table:style-name="ed006d318080a01edfe812257ac611fc" table:number-rows-repeated="None">
          <table:table-cell table:style-name="ce3" table:number-columns-spanned="23" office:value="None" office:value-type="string">
            <text:p><text:span text:style-name="ce3">(должность)</text:span></text:p>
          </table:table-cell>
          <table:covered-table-cell table:number-columns-repeated="22"/>
          <table:table-cell table:style-name="ce46" office:value="None" office:value-type="string"/>
          <table:covered-table-cell table:number-columns-repeated="2"/>
          <table:table-cell table:style-name="ce3" table:number-columns-spanned="15" office:value="None" office:value-type="string">
            <text:p><text:span text:style-name="ce3">(подпись)</text:span></text:p>
          </table:table-cell>
          <table:covered-table-cell table:number-columns-repeated="14"/>
          <table:table-cell table:style-name="ce46" office:value="None" office:value-type="string"/>
          <table:covered-table-cell table:number-columns-repeated="2"/>
          <table:table-cell table:style-name="ce3" table:number-columns-spanned="21" office:value="None" office:value-type="string">
            <text:p><text:span text:style-name="ce3">(расшифровка подписи)</text:span></text:p>
          </table:table-cell>
          <table:covered-table-cell table:number-columns-repeated="20"/>
          <table:table-cell table:style-name="ce46" office:value="None" office:value-type="string"/>
          <table:covered-table-cell table:number-columns-repeated="30"/>
          <table:table-cell table:style-name="ce3" table:number-columns-spanned="23" office:value="None" office:value-type="string">
            <text:p><text:span text:style-name="ce3">(должность)</text:span></text:p>
          </table:table-cell>
          <table:covered-table-cell table:number-columns-repeated="22"/>
          <table:table-cell table:style-name="ce46" office:value="None" office:value-type="string"/>
          <table:covered-table-cell table:number-columns-repeated="2"/>
          <table:table-cell table:style-name="ce3" table:number-columns-spanned="15" office:value="None" office:value-type="string">
            <text:p><text:span text:style-name="ce3">(подпись)</text:span></text:p>
          </table:table-cell>
          <table:covered-table-cell table:number-columns-repeated="14"/>
          <table:table-cell table:style-name="ce46" office:value="None" office:value-type="string"/>
          <table:covered-table-cell table:number-columns-repeated="2"/>
          <table:table-cell table:style-name="ce3" table:number-columns-spanned="21" office:value="None" office:value-type="string">
            <text:p><text:span text:style-name="ce3">(расшифровка подписи)</text:span></text:p>
          </table:table-cell>
          <table:covered-table-cell table:number-columns-repeated="20"/>
          <table:table-cell table:style-name="ce4" office:value="None" office:value-type="string"/>
        </table:table-row>
        <table:table-row table:style-name="8db7342645a58d6cd8e8f879e7944be5" table:number-rows-repeated="None">
          <table:table-cell office:value="None" office:value-type="string"/>
          <table:covered-table-cell table:number-columns-repeated="6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19" office:value="None" office:value-type="string"/>
          <table:covered-table-cell table:number-columns-repeated="18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number-columns-repeated="3"/>
          <table:table-cell table:style-name="ce38" table:number-columns-spanned="3" office:value="None" office:value-type="string"/>
          <table:covered-table-cell table:number-columns-repeated="2"/>
          <table:table-cell office:value="None" office:value-type="string">
            <text:p>г.</text:p>
          </table:table-cell>
          <table:table-cell office:value="None" office:value-type="string"/>
          <table:covered-table-cell table:number-columns-repeated="60"/>
          <table:table-cell table:style-name="ce36" office:value="None" office:value-type="string"/>
          <table:table-cell table:style-name="ce50" table:number-columns-spanned="5" office:value="None" office:value-type="string"/>
          <table:covered-table-cell table:number-columns-repeated="4"/>
          <table:table-cell office:value="None" office:value-type="string"/>
          <table:covered-table-cell table:number-columns-repeated="1"/>
          <table:table-cell table:style-name="ce2" table:number-columns-spanned="19" office:value="None" office:value-type="string"/>
          <table:covered-table-cell table:number-columns-repeated="18"/>
          <table:table-cell table:style-name="ce123" table:number-columns-spanned="4" office:value="None" office:value-type="string"/>
          <table:covered-table-cell table:number-columns-repeated="3"/>
          <table:table-cell table:style-name="ce50" table:number-columns-spanned="3" office:value="None" office:value-type="string"/>
          <table:covered-table-cell table:number-columns-repeated="2"/>
          <table:table-cell table:style-name="ce26" office:value="None" office:value-type="string"/>
          <table:table-cell office:value="None" office:value-type="string"/>
        </table:table-row>
        <table:table-row table:style-name="dae4f8edac25c59d53fd0ba35f874dd2" table:number-rows-repeated="None">
          <table:table-cell office:value="None" office:value-type="string">
            <text:p>М.П.</text:p>
          </table:table-cell>
          <table:table-cell office:value="None" office:value-type="string"/>
          <table:covered-table-cell table:number-columns-repeated="94"/>
          <table:table-cell office:value="None" office:value-type="string">
            <text:p>М.П.</text:p>
          </table:table-cell>
          <table:table-cell office:value="None" office:value-type="string"/>
        </table:table-row>
        <table:table-row table:style-name="8e56ae0faad64d6d1ed631e438007959" table:number-rows-repeated="None">
          <table:table-cell office:value="None" office:value-type="string"/>
          <table:covered-table-cell table:number-columns-repeated="144"/>
          <table:table-cell table:style-name="ce17" table:number-columns-spanned="16" office:value="None" office:value-type="string">
            <text:p><text:span text:style-name="ce17">Код</text:span></text:p>
          </table:table-cell>
          <table:covered-table-cell table:number-columns-repeated="15"/>
          <table:table-cell office:value="None" office:value-type="string"/>
        </table:table-row>
        <table:table-row table:style-name="6e4fe93cf90dadcf9883383e651ba2ec" table:number-rows-repeated="None">
          <table:table-cell office:value="None" office:value-type="string"/>
          <table:covered-table-cell table:number-columns-repeated="123"/>
          <table:table-cell office:value="None" office:value-type="string">
            <text:p>Форма</text:p>
          </table:table-cell>
          <table:table-cell office:value="None" office:value-type="string"/>
          <table:covered-table-cell table:number-columns-repeated="8"/>
          <table:table-cell office:value="None" office:value-type="string">
            <text:p>по ОКУД</text:p>
          </table:table-cell>
          <table:table-cell office:value="None" office:value-type="string"/>
          <table:covered-table-cell table:number-columns-repeated="9"/>
          <table:table-cell table:style-name="ce18" table:number-columns-spanned="16" office:value="None" office:value-type="string">
            <text:p><text:span text:style-name="ce18">0306001</text:span></text:p>
          </table:table-cell>
          <table:covered-table-cell table:number-columns-repeated="15"/>
          <table:table-cell office:value="None" office:value-type="string"/>
        </table:table-row>
        <table:table-row table:style-name="942ab1ad2914c74b6ac7ecc609a7051c" table:number-rows-repeated="None">
          <table:table-cell office:value="None" office:value-type="string">
            <text:p>Организация-получатель</text:p>
          </table:table-cell>
          <table:table-cell office:value="None" office:value-type="string"/>
          <table:covered-table-cell table:number-columns-repeated="22"/>
          <table:table-cell table:style-name="ce2" table:number-columns-spanned="108" office:value="None" office:value-type="string">
            <text:p><text:span text:style-name="ce2">Закрытое акционерное общество Тоннельный отряд № 22 ИНН 2423008540</text:span></text:p>
          </table:table-cell>
          <table:covered-table-cell table:number-columns-repeated="107"/>
          <table:table-cell office:value="None" office:value-type="string"/>
          <table:covered-table-cell table:number-columns-repeated="1"/>
          <table:table-cell office:value="None" office:value-type="string">
            <text:p>по ОКПО</text:p>
          </table:table-cell>
          <table:table-cell office:value="None" office:value-type="string"/>
          <table:covered-table-cell table:number-columns-repeated="9"/>
          <table:table-cell table:style-name="ce18" table:number-columns-spanned="16" office:value="None" office:value-type="string">
            <text:p><text:span text:style-name="ce18">52287407</text:span></text:p>
          </table:table-cell>
          <table:covered-table-cell table:number-columns-repeated="15"/>
          <table:table-cell office:value="None" office:value-type="string"/>
        </table:table-row>
        <table:table-row table:style-name="e7658b74c515f47e942bd948fffde913" table:number-rows-repeated="None">
          <table:table-cell table:style-name="ce4" office:value="None" office:value-type="string"/>
          <table:covered-table-cell table:number-columns-repeated="24"/>
          <table:table-cell table:style-name="ce47" office:value="None" office:value-type="string"/>
          <table:covered-table-cell table:number-columns-repeated="26"/>
          <table:table-cell table:style-name="ce4" office:value="None" office:value-type="string"/>
          <table:table-cell table:style-name="ce47" office:value="None" office:value-type="string"/>
          <table:covered-table-cell table:number-columns-repeated="5"/>
          <table:table-cell table:style-name="ce4" office:value="None" office:value-type="string"/>
          <table:table-cell table:style-name="ce47" office:value="None" office:value-type="string"/>
          <table:table-cell table:style-name="ce66" office:value="None" office:value-type="string">
            <text:p><text:span text:style-name="ce66">(наименование)</text:span></text:p>
          </table:table-cell>
          <table:table-cell table:style-name="ce47" office:value="None" office:value-type="string"/>
          <table:covered-table-cell table:number-columns-repeated="69"/>
          <table:table-cell table:style-name="ce4" office:value="None" office:value-type="string"/>
        </table:table-row>
        <table:table-row table:style-name="f975a5286cdc0ea14517c39892d585bf" table:number-rows-repeated="None">
          <table:table-cell table:style-name="ce5" table:number-columns-spanned="132" office:value="None" office:value-type="string">
            <text:p><text:span text:style-name="ce5">ул.Партизанская 38 т.2-26-79,факс 2-46-90</text:span></text:p>
          </table:table-cell>
          <table:covered-table-cell table:number-columns-repeated="131"/>
          <table:table-cell office:value="None" office:value-type="string"/>
        </table:table-row>
        <table:table-row table:style-name="159602b42ce4c4666cff318f4e1d7fe5" table:number-rows-repeated="None">
          <table:table-cell table:style-name="ce3" table:number-columns-spanned="132" office:value="None" office:value-type="string">
            <text:p><text:span text:style-name="ce3">(адрес, телефон, факс)</text:span></text:p>
          </table:table-cell>
          <table:covered-table-cell table:number-columns-repeated="131"/>
          <table:table-cell table:style-name="ce4" office:value="None" office:value-type="string"/>
        </table:table-row>
        <table:table-row table:style-name="1e103a961465bf3dadf4455281955eb0" table:number-rows-repeated="None">
          <table:table-cell table:style-name="ce5" table:number-columns-spanned="132" office:value="None" office:value-type="string">
            <text:p><text:span text:style-name="ce5">Восточно-Сибирский банк СБ РФ г.Краснояр БИК 040407627 р/сч. 40702810831400100112 корр.сч.</text:span></text:p>
          </table:table-cell>
          <table:covered-table-cell table:number-columns-repeated="131"/>
          <table:table-cell office:value="None" office:value-type="string"/>
        </table:table-row>
        <table:table-row table:style-name="23ed087b6970b459456031d42fa51a2f" table:number-rows-repeated="None">
          <table:table-cell table:style-name="ce3" table:number-columns-spanned="132" office:value="None" office:value-type="string">
            <text:p><text:span text:style-name="ce3">(банковские реквизиты)</text:span></text:p>
          </table:table-cell>
          <table:covered-table-cell table:number-columns-repeated="131"/>
          <table:table-cell table:style-name="ce4" office:value="None" office:value-type="string"/>
        </table:table-row>
        <table:table-row table:style-name="1c6637e8c6eaf72336c4177c48f7cdb4" table:number-rows-repeated="None">
          <table:table-cell table:style-name="ce5" table:number-columns-spanned="132" office:value="None" office:value-type="string"/>
          <table:covered-table-cell table:number-columns-repeated="131"/>
          <table:table-cell table:style-name="ce124" office:value="None" office:value-type="string"/>
          <table:covered-table-cell table:number-columns-repeated="11"/>
          <table:table-cell table:style-name="ce134" office:value="None" office:value-type="string"/>
          <table:table-cell table:style-name="ce18" table:number-columns-spanned="16" office:value="None" office:value-type="string"/>
          <table:covered-table-cell table:number-columns-repeated="15"/>
          <table:table-cell office:value="None" office:value-type="string"/>
        </table:table-row>
        <table:table-row table:style-name="d8df6926a0776c9c6edcc780887704e5" table:number-rows-repeated="None">
          <table:table-cell table:style-name="ce6" table:number-columns-spanned="132" office:value="None" office:value-type="string">
            <text:p><text:span text:style-name="ce6">(наименование структурного подразделения)</text:span></text:p>
          </table:table-cell>
          <table:covered-table-cell table:number-columns-repeated="131"/>
          <table:table-cell table:style-name="ce8" office:value="None" office:value-type="string"/>
          <table:covered-table-cell table:number-columns-repeated="1"/>
          <table:table-cell office:value="None" office:value-type="string">
            <text:p>по ОКПО</text:p>
          </table:table-cell>
          <table:table-cell table:style-name="ce8" office:value="None" office:value-type="string"/>
          <table:covered-table-cell table:number-columns-repeated="9"/>
          <table:table-cell table:style-name="ce18" table:number-columns-spanned="16" office:value="None" office:value-type="string"/>
          <table:covered-table-cell table:number-columns-repeated="15"/>
          <table:table-cell table:style-name="ce8" office:value="None" office:value-type="string"/>
        </table:table-row>
        <table:table-row table:style-name="7f56f63d84580708205866006ba146ba" table:number-rows-repeated="None">
          <table:table-cell office:value="None" office:value-type="string">
            <text:p>Организация-сдатчик</text:p>
          </table:table-cell>
          <table:table-cell office:value="None" office:value-type="string"/>
          <table:covered-table-cell table:number-columns-repeated="19"/>
          <table:table-cell table:style-name="ce2" table:number-columns-spanned="111" office:value="None" office:value-type="string"/>
          <table:covered-table-cell table:number-columns-repeated="110"/>
          <table:table-cell office:value="None" office:value-type="string"/>
        </table:table-row>
        <table:table-row table:style-name="a8a0bbae4450219011b6c2349d3997e5" table:number-rows-repeated="None">
          <table:table-cell table:style-name="ce4" office:value="None" office:value-type="string"/>
          <table:covered-table-cell table:number-columns-repeated="60"/>
          <table:table-cell table:style-name="ce66" office:value="None" office:value-type="string">
            <text:p><text:span text:style-name="ce66">(наименование)</text:span></text:p>
          </table:table-cell>
          <table:table-cell table:style-name="ce4" office:value="None" office:value-type="string"/>
        </table:table-row>
        <table:table-row table:style-name="7ab401dda895f1c3a8fd161594850e3c" table:number-rows-repeated="None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</table:table-row>
        <table:table-row table:style-name="c5061c84dde193cdaa5fa61e3e8af56c" table:number-rows-repeated="None">
          <table:table-cell table:style-name="ce3" table:number-columns-spanned="132" office:value="None" office:value-type="string">
            <text:p><text:span text:style-name="ce3">(адрес, телефон, факс)</text:span></text:p>
          </table:table-cell>
          <table:covered-table-cell table:number-columns-repeated="131"/>
          <table:table-cell table:style-name="ce8" office:value="None" office:value-type="string"/>
        </table:table-row>
        <table:table-row table:style-name="7b029fe83af2ef6ac7514f91e2b3a646" table:number-rows-repeated="None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</table:table-row>
        <table:table-row table:style-name="409bd802a49c94763f092d2752621631" table:number-rows-repeated="None">
          <table:table-cell table:style-name="ce3" table:number-columns-spanned="132" office:value="None" office:value-type="string">
            <text:p><text:span text:style-name="ce3">(банковские реквизиты)</text:span></text:p>
          </table:table-cell>
          <table:covered-table-cell table:number-columns-repeated="131"/>
          <table:table-cell table:style-name="ce8" office:value="None" office:value-type="string"/>
        </table:table-row>
        <table:table-row table:style-name="8a6d439332e471a1138483e9686bff31" table:number-rows-repeated="None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  <table:covered-table-cell table:number-columns-repeated="12"/>
          <table:table-cell table:style-name="ce18" table:number-columns-spanned="16" office:value="None" office:value-type="string"/>
          <table:covered-table-cell table:number-columns-repeated="15"/>
          <table:table-cell office:value="None" office:value-type="string"/>
        </table:table-row>
        <table:table-row table:style-name="04ed751b122537dae6f9e7edb41898e9" table:number-rows-repeated="None">
          <table:table-cell table:style-name="ce7" table:number-columns-spanned="132" office:value="None" office:value-type="string">
            <text:p><text:span text:style-name="ce7">(наименование структурного подразделения)</text:span></text:p>
          </table:table-cell>
          <table:covered-table-cell table:number-columns-repeated="131"/>
          <table:table-cell table:number-rows-spanned="2" table:style-name="ce125" table:number-columns-spanned="13" office:value="None" office:value-type="string">
            <text:p><text:span text:style-name="ce125">номер </text:span></text:p>
          </table:table-cell>
          <table:covered-table-cell table:number-columns-repeated="12"/>
          <table:table-cell table:number-rows-spanned="2" table:style-name="ce18" table:number-columns-spanned="16" office:value="None" office:value-type="string">
            <text:p><text:span text:style-name="ce18">03</text:span></text:p>
          </table:table-cell>
          <table:covered-table-cell table:number-columns-repeated="15"/>
          <table:table-cell table:style-name="ce8" office:value="None" office:value-type="string"/>
        </table:table-row>
        <table:table-row table:style-name="2e0750540cffadf3e6d4d64c45dd3d4c" table:number-rows-repeated="None">
          <table:table-cell office:value="None" office:value-type="string">
            <text:p>Основание для составления акта</text:p>
          </table:table-cell>
          <table:table-cell office:value="None" office:value-type="string"/>
          <table:covered-table-cell table:number-columns-repeated="29"/>
          <table:table-cell table:style-name="ce9" table:number-columns-spanned="101" office:value="None" office:value-type="string"/>
          <table:covered-table-cell table:number-columns-repeated="100"/>
          <table:covered-table-cell table:number-columns-repeated="29"/>
          <table:table-cell office:value="None" office:value-type="string"/>
        </table:table-row>
        <table:table-row table:style-name="efcf061762f34ff03efe0ba7dc6c467a" table:number-rows-repeated="None">
          <table:table-cell table:style-name="ce8" office:value="None" office:value-type="string"/>
          <table:covered-table-cell table:number-columns-repeated="31"/>
          <table:table-cell table:style-name="ce24" office:value="None" office:value-type="string"/>
          <table:covered-table-cell table:number-columns-repeated="9"/>
          <table:table-cell table:style-name="ce8" office:value="None" office:value-type="string"/>
          <table:covered-table-cell table:number-columns-repeated="1"/>
          <table:table-cell table:style-name="ce56" office:value="None" office:value-type="string">
            <text:p><text:span text:style-name="ce56">(приказ, распоряжение, договор (с указанием его вида, основных обязательств))</text:span></text:p>
          </table:table-cell>
          <table:table-cell table:style-name="ce24" office:value="None" office:value-type="string"/>
          <table:covered-table-cell table:number-columns-repeated="86"/>
          <table:table-cell table:number-rows-spanned="2" table:style-name="ce125" table:number-columns-spanned="13" office:value="None" office:value-type="string">
            <text:p><text:span text:style-name="ce125">дата </text:span></text:p>
          </table:table-cell>
          <table:covered-table-cell table:number-columns-repeated="12"/>
          <table:table-cell table:number-rows-spanned="2" table:style-name="ce18" table:number-columns-spanned="16" office:value="None" office:value-type="string">
            <text:p><text:span text:style-name="ce18">04.01.2003г.</text:span></text:p>
          </table:table-cell>
          <table:covered-table-cell table:number-columns-repeated="15"/>
          <table:table-cell table:style-name="ce8" office:value="None" office:value-type="string"/>
        </table:table-row>
        <table:table-row table:style-name="665a3a19dae646b9febc3e143aa935e9" table:number-rows-repeated="None">
          <table:table-cell table:style-name="ce9" table:number-columns-spanned="132" office:value="None" office:value-type="string"/>
          <table:covered-table-cell table:number-columns-repeated="131"/>
          <table:covered-table-cell table:number-columns-repeated="29"/>
          <table:table-cell office:value="None" office:value-type="string"/>
        </table:table-row>
        <table:table-row table:style-name="1bc3bfeb77747aae254b9fdbf6677051" table:number-rows-repeated="None">
          <table:table-cell table:style-name="ce10" table:number-columns-spanned="92" office:value="None" office:value-type="string"/>
          <table:covered-table-cell table:number-columns-repeated="91"/>
          <table:table-cell table:number-rows-spanned="2" table:style-name="ce17" table:number-columns-spanned="14" office:value="None" office:value-type="string">
            <text:p><text:span text:style-name="ce17">Дата</text:span></text:p>
          </table:table-cell>
          <table:covered-table-cell table:number-columns-repeated="13"/>
          <table:table-cell table:style-name="ce88" table:number-columns-spanned="39" office:value="None" office:value-type="string">
            <text:p><text:span text:style-name="ce88">принятия к бухгалтерскому учету </text:span></text:p>
          </table:table-cell>
          <table:covered-table-cell table:number-columns-repeated="38"/>
          <table:table-cell table:style-name="ce18" table:number-columns-spanned="16" office:value="None" office:value-type="string">
            <text:p><text:span text:style-name="ce18">28/02/2003</text:span></text:p>
          </table:table-cell>
          <table:covered-table-cell table:number-columns-repeated="15"/>
          <table:table-cell office:value="None" office:value-type="string"/>
        </table:table-row>
        <table:table-row table:style-name="fa1c6ec62065887c014989d2604191f8" table:number-rows-repeated="None">
          <table:table-cell table:style-name="ce10" table:number-columns-spanned="92" office:value="None" office:value-type="string"/>
          <table:covered-table-cell table:number-columns-repeated="91"/>
          <table:covered-table-cell table:number-columns-repeated="14"/>
          <table:table-cell table:style-name="ce88" table:number-columns-spanned="39" office:value="None" office:value-type="string">
            <text:p><text:span text:style-name="ce88">списания с бухгалтерского учета </text:span></text:p>
          </table:table-cell>
          <table:covered-table-cell table:number-columns-repeated="38"/>
          <table:table-cell table:style-name="ce18" table:number-columns-spanned="16" office:value="None" office:value-type="string"/>
          <table:covered-table-cell table:number-columns-repeated="15"/>
          <table:table-cell office:value="None" office:value-type="string"/>
        </table:table-row>
        <table:table-row table:style-name="4ce7d12ecd659acbf9d02dd93535e4e7" table:number-rows-repeated="None">
          <table:table-cell office:value="None" office:value-type="string"/>
          <table:covered-table-cell table:number-columns-repeated="105"/>
          <table:table-cell table:style-name="ce89" office:value="None" office:value-type="string"/>
          <table:covered-table-cell table:number-columns-repeated="36"/>
          <table:table-cell table:style-name="ce133" office:value="None" office:value-type="string">
            <text:p><text:span text:style-name="ce133">Счет, субсчет, код аналитического учета</text:span></text:p>
          </table:table-cell>
          <table:table-cell table:style-name="ce89" office:value="None" office:value-type="string"/>
          <table:table-cell table:style-name="ce18" table:number-columns-spanned="16" office:value="None" office:value-type="string">
            <text:p><text:span text:style-name="ce18">1-06</text:span></text:p>
          </table:table-cell>
          <table:covered-table-cell table:number-columns-repeated="15"/>
          <table:table-cell office:value="None" office:value-type="string"/>
        </table:table-row>
        <table:table-row table:style-name="84b3116878f88c2fc9fbfd0e709d2f5d" table:number-rows-repeated="None">
          <table:table-cell office:value="None" office:value-type="string"/>
          <table:covered-table-cell table:number-columns-repeated="50"/>
          <table:table-cell table:number-rows-spanned="2" table:style-name="ce60" table:number-columns-spanned="11" office:value="None" office:value-type="string">
            <text:p><text:span text:style-name="ce60">АКТ</text:span></text:p>
          </table:table-cell>
          <table:covered-table-cell table:number-columns-repeated="10"/>
          <table:table-cell office:value="None" office:value-type="string"/>
          <table:table-cell table:style-name="ce17" table:number-columns-spanned="19" office:value="None" office:value-type="string">
            <text:p><text:span text:style-name="ce17">Номер документа</text:span></text:p>
          </table:table-cell>
          <table:covered-table-cell table:number-columns-repeated="18"/>
          <table:table-cell table:style-name="ce17" table:number-columns-spanned="19" office:value="None" office:value-type="string">
            <text:p><text:span text:style-name="ce17">Дата составления</text:span></text:p>
          </table:table-cell>
          <table:covered-table-cell table:number-columns-repeated="18"/>
          <table:table-cell office:value="None" office:value-type="string"/>
          <table:covered-table-cell table:number-columns-repeated="4"/>
          <table:table-cell table:style-name="ce89" office:value="None" office:value-type="string"/>
          <table:covered-table-cell table:number-columns-repeated="27"/>
          <table:table-cell office:value="None" office:value-type="string"/>
          <table:table-cell table:style-name="ce89" office:value="None" office:value-type="string"/>
          <table:covered-table-cell table:number-columns-repeated="7"/>
          <table:table-cell table:style-name="ce133" office:value="None" office:value-type="string">
            <text:p><text:span text:style-name="ce133">по ОКОФ</text:span></text:p>
          </table:table-cell>
          <table:table-cell table:style-name="ce89" office:value="None" office:value-type="string"/>
          <table:table-cell table:style-name="ce18" table:number-columns-spanned="16" office:value="None" office:value-type="string"/>
          <table:covered-table-cell table:number-columns-repeated="15"/>
          <table:table-cell office:value="None" office:value-type="string"/>
        </table:table-row>
        <table:table-row table:style-name="f63d973dfe1adea26a1b262dc97bea94" table:number-rows-repeated="None">
          <table:table-cell office:value="None" office:value-type="string"/>
          <table:covered-table-cell table:number-columns-repeated="61"/>
          <table:table-cell office:value="None" office:value-type="string"/>
          <table:table-cell table:style-name="ce67" table:number-columns-spanned="19" office:value="None" office:value-type="string">
            <text:p><text:span text:style-name="ce67">5</text:span></text:p>
          </table:table-cell>
          <table:covered-table-cell table:number-columns-repeated="18"/>
          <table:table-cell table:style-name="ce67" table:number-columns-spanned="19" office:value="None" office:value-type="string">
            <text:p><text:span text:style-name="ce67">28/02/2003</text:span></text:p>
          </table:table-cell>
          <table:covered-table-cell table:number-columns-repeated="18"/>
          <table:table-cell office:value="None" office:value-type="string"/>
          <table:covered-table-cell table:number-columns-repeated="4"/>
          <table:table-cell table:number-rows-spanned="3" table:style-name="ce90" table:number-columns-spanned="10" office:value="None" office:value-type="string">
            <text:p><text:span text:style-name="ce90">Номер</text:span></text:p>
          </table:table-cell>
          <table:covered-table-cell table:number-columns-repeated="9"/>
          <table:table-cell table:style-name="ce88" table:number-columns-spanned="29" office:value="None" office:value-type="string">
            <text:p><text:span text:style-name="ce88">амортизационной группы </text:span></text:p>
          </table:table-cell>
          <table:covered-table-cell table:number-columns-repeated="28"/>
          <table:table-cell table:style-name="ce18" table:number-columns-spanned="16" office:value="None" office:value-type="string"/>
          <table:covered-table-cell table:number-columns-repeated="15"/>
          <table:table-cell office:value="None" office:value-type="string"/>
        </table:table-row>
        <table:table-row table:style-name="df06854832e0bc88110c7c7a6402930c" table:number-rows-repeated="None">
          <table:table-cell office:value="None" office:value-type="string"/>
          <table:covered-table-cell table:number-columns-repeated="26"/>
          <table:table-cell table:number-rows-spanned="3" table:style-name="ce48" table:number-columns-spanned="61" office:value="None" office:value-type="string">
            <text:p><text:span text:style-name="ce48">о приеме-передаче объекта основных средств</text:span></text:p>
            <text:p><text:span text:style-name="ce48">(кроме зданий, сооружений)</text:span></text:p>
          </table:table-cell>
          <table:covered-table-cell table:number-columns-repeated="60"/>
          <table:table-cell table:style-name="ce49" office:value="None" office:value-type="string"/>
          <table:covered-table-cell table:number-columns-repeated="12"/>
          <table:table-cell office:value="None" office:value-type="string"/>
          <table:covered-table-cell table:number-columns-repeated="14"/>
          <table:table-cell table:style-name="ce88" table:number-columns-spanned="29" office:value="None" office:value-type="string">
            <text:p><text:span text:style-name="ce88">инвентарный </text:span></text:p>
          </table:table-cell>
          <table:covered-table-cell table:number-columns-repeated="28"/>
          <table:table-cell table:style-name="ce18" table:number-columns-spanned="16" office:value="None" office:value-type="string">
            <text:p><text:span text:style-name="ce18">684</text:span></text:p>
          </table:table-cell>
          <table:covered-table-cell table:number-columns-repeated="15"/>
          <table:table-cell office:value="None" office:value-type="string"/>
        </table:table-row>
        <table:table-row table:style-name="0b86850bf816c6d97bd740e10d8ac7c5" table:number-rows-repeated="None">
          <table:table-cell office:value="None" office:value-type="string"/>
          <table:covered-table-cell table:number-columns-repeated="87"/>
          <table:table-cell table:style-name="ce49" office:value="None" office:value-type="string"/>
          <table:covered-table-cell table:number-columns-repeated="12"/>
          <table:table-cell office:value="None" office:value-type="string"/>
          <table:covered-table-cell table:number-columns-repeated="14"/>
          <table:table-cell table:style-name="ce88" table:number-columns-spanned="29" office:value="None" office:value-type="string">
            <text:p><text:span text:style-name="ce88">заводской </text:span></text:p>
          </table:table-cell>
          <table:covered-table-cell table:number-columns-repeated="28"/>
          <table:table-cell table:style-name="ce18" table:number-columns-spanned="16" office:value="None" office:value-type="string"/>
          <table:covered-table-cell table:number-columns-repeated="15"/>
          <table:table-cell office:value="None" office:value-type="string"/>
        </table:table-row>
        <table:table-row table:style-name="7bc36feddbdbac2e2c36e4a6f9705c79" table:number-rows-repeated="None">
          <table:table-cell office:value="None" office:value-type="string"/>
          <table:covered-table-cell table:number-columns-repeated="87"/>
          <table:table-cell table:style-name="ce49" office:value="None" office:value-type="string"/>
          <table:covered-table-cell table:number-columns-repeated="12"/>
          <table:table-cell office:value="None" office:value-type="string"/>
          <table:covered-table-cell table:number-columns-repeated="14"/>
          <table:table-cell table:style-name="ce105" office:value="None" office:value-type="string"/>
          <table:table-cell table:style-name="ce108" table:number-columns-spanned="18" office:value="None" office:value-type="string">
            <text:p><text:span text:style-name="ce108">Государственная </text:span></text:p>
          </table:table-cell>
          <table:covered-table-cell table:number-columns-repeated="17"/>
          <table:table-cell table:style-name="ce88" table:number-columns-spanned="10" office:value="None" office:value-type="string">
            <text:p><text:span text:style-name="ce88">номер </text:span></text:p>
          </table:table-cell>
          <table:covered-table-cell table:number-columns-repeated="9"/>
          <table:table-cell table:style-name="ce18" table:number-columns-spanned="16" office:value="None" office:value-type="string"/>
          <table:covered-table-cell table:number-columns-repeated="15"/>
          <table:table-cell office:value="None" office:value-type="string"/>
        </table:table-row>
        <table:table-row table:style-name="b74583f14add4ca8ae3d8886291ab801" table:number-rows-repeated="None">
          <table:table-cell office:value="None" office:value-type="string"/>
          <table:covered-table-cell table:number-columns-repeated="115"/>
          <table:table-cell table:style-name="ce106" office:value="None" office:value-type="string"/>
          <table:table-cell table:style-name="ce109" table:number-columns-spanned="18" office:value="None" office:value-type="string">
            <text:p><text:span text:style-name="ce109">регистрация прав </text:span></text:p>
          </table:table-cell>
          <table:covered-table-cell table:number-columns-repeated="17"/>
          <table:table-cell table:number-rows-spanned="2" table:style-name="ce128" table:number-columns-spanned="10" office:value="None" office:value-type="string">
            <text:p><text:span text:style-name="ce128">дата </text:span></text:p>
          </table:table-cell>
          <table:covered-table-cell table:number-columns-repeated="9"/>
          <table:table-cell table:number-rows-spanned="2" table:style-name="ce143" table:number-columns-spanned="16" office:value="None" office:value-type="string"/>
          <table:covered-table-cell table:number-columns-repeated="15"/>
          <table:table-cell office:value="None" office:value-type="string"/>
        </table:table-row>
        <table:table-row table:style-name="57a65576f8f7e65d78debcc0502c40f2" table:number-rows-repeated="None">
          <table:table-cell office:value="None" office:value-type="string">
            <text:p>Объект основных средств</text:p>
          </table:table-cell>
          <table:table-cell office:value="None" office:value-type="string"/>
          <table:covered-table-cell table:number-columns-repeated="6"/>
          <table:table-cell table:style-name="ce21" office:value="None" office:value-type="string"/>
          <table:covered-table-cell table:number-columns-repeated="16"/>
          <table:table-cell table:style-name="ce9" table:number-columns-spanned="91" office:value="None" office:value-type="string">
            <text:p><text:span text:style-name="ce9">КРОВАТЬ ДЕРЕВЯННАЯ</text:span></text:p>
          </table:table-cell>
          <table:covered-table-cell table:number-columns-repeated="90"/>
          <table:table-cell table:style-name="ce107" office:value="None" office:value-type="string"/>
          <table:table-cell table:style-name="ce110" table:number-columns-spanned="18" office:value="None" office:value-type="string">
            <text:p><text:span text:style-name="ce110">на недвижимость</text:span></text:p>
          </table:table-cell>
          <table:covered-table-cell table:number-columns-repeated="17"/>
          <table:covered-table-cell table:number-columns-repeated="26"/>
          <table:table-cell office:value="None" office:value-type="string"/>
        </table:table-row>
        <table:table-row table:style-name="d96286796bd5502a50f4759faeb80fcd" table:number-rows-repeated="None">
          <table:table-cell table:style-name="ce8" office:value="None" office:value-type="string"/>
          <table:covered-table-cell table:number-columns-repeated="8"/>
          <table:table-cell table:style-name="ce41" office:value="None" office:value-type="string"/>
          <table:covered-table-cell table:number-columns-repeated="15"/>
          <table:table-cell table:style-name="ce3" table:number-columns-spanned="91" office:value="None" office:value-type="string">
            <text:p><text:span text:style-name="ce3">(наименование, назначение, модель, марка)</text:span></text:p>
          </table:table-cell>
          <table:covered-table-cell table:number-columns-repeated="90"/>
          <table:table-cell table:style-name="ce8" office:value="None" office:value-type="string"/>
        </table:table-row>
        <table:table-row table:style-name="f3b5cca9199090f6bfbfa46831a9a7ff" table:number-rows-repeated="None">
          <table:table-cell table:style-name="ce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acbeafc166a709b49e35a390cc30f4a2" table:number-rows-repeated="None">
          <table:table-cell office:value="None" office:value-type="string">
            <text:p>Место нахождения объекта в момент приема-передачи</text:p>
          </table:table-cell>
          <table:table-cell office:value="None" office:value-type="string"/>
          <table:covered-table-cell table:number-columns-repeated="50"/>
          <table:table-cell table:style-name="ce32" table:number-columns-spanned="109" office:value="None" office:value-type="string"/>
          <table:covered-table-cell table:number-columns-repeated="108"/>
          <table:table-cell office:value="None" office:value-type="string"/>
        </table:table-row>
        <table:table-row table:style-name="0b354e04bb811f7cbea72ab47270ab33" table:number-rows-repeated="None">
          <table:table-cell table:style-name="ce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894ae3048fd649e7518967e1ad01f3de" table:number-rows-repeated="None">
          <table:table-cell office:value="None" office:value-type="string">
            <text:p>Организация-изготовитель</text:p>
          </table:table-cell>
          <table:table-cell office:value="None" office:value-type="string"/>
          <table:covered-table-cell table:number-columns-repeated="24"/>
          <table:table-cell table:style-name="ce32" table:number-columns-spanned="135" office:value="None" office:value-type="string"/>
          <table:covered-table-cell table:number-columns-repeated="134"/>
          <table:table-cell office:value="None" office:value-type="string"/>
        </table:table-row>
        <table:table-row table:style-name="810d9b95c66f70e7d415ef585786d00a" table:number-rows-repeated="None">
          <table:table-cell table:style-name="ce8" office:value="None" office:value-type="string"/>
          <table:covered-table-cell table:number-columns-repeated="25"/>
          <table:table-cell table:style-name="ce3" table:number-columns-spanned="135" office:value="None" office:value-type="string">
            <text:p><text:span text:style-name="ce3">(наименование)</text:span></text:p>
          </table:table-cell>
          <table:covered-table-cell table:number-columns-repeated="134"/>
          <table:table-cell table:style-name="ce8" office:value="None" office:value-type="string"/>
        </table:table-row>
        <table:table-row table:style-name="2d6ef4b55b25245a6b1085f7c0873e86" table:number-rows-repeated="None">
          <table:table-cell table:style-name="ce5" table:number-columns-spanned="145" office:value="None" office:value-type="string"/>
          <table:covered-table-cell table:number-columns-repeated="144"/>
          <table:table-cell office:value="None" office:value-type="string"/>
        </table:table-row>
        <table:table-row table:style-name="2c0db39f496ebbc6833f9b64c7a33a68" table:number-rows-repeated="None">
          <table:table-cell office:value="None" office:value-type="string">
            <text:p>Справочно: </text:p>
          </table:table-cell>
          <table:table-cell office:value="None" office:value-type="string"/>
          <table:covered-table-cell table:number-columns-repeated="9"/>
          <table:table-cell office:value="None" office:value-type="string">
            <text:p>1. Участники долевой собственности</text:p>
          </table:table-cell>
          <table:table-cell office:value="None" office:value-type="string"/>
          <table:covered-table-cell table:number-columns-repeated="33"/>
          <table:table-cell table:style-name="ce43" table:number-columns-spanned="78" office:value="None" office:value-type="string"/>
          <table:covered-table-cell table:number-columns-repeated="77"/>
          <table:table-cell table:number-rows-spanned="2" table:style-name="ce119" table:number-columns-spanned="21" office:value="None" office:value-type="string">
            <text:p><text:span text:style-name="ce119">Доля в праве общей собственности, %</text:span></text:p>
          </table:table-cell>
          <table:covered-table-cell table:number-columns-repeated="20"/>
          <table:table-cell table:style-name="ce18" table:number-columns-spanned="16" office:value="None" office:value-type="string"/>
          <table:covered-table-cell table:number-columns-repeated="15"/>
          <table:table-cell office:value="None" office:value-type="string"/>
        </table:table-row>
        <table:table-row table:style-name="5169670f0ac2ce096b999c4491dc6c87" table:number-rows-repeated="None">
          <table:table-cell table:style-name="ce11" office:value="None" office:value-type="string"/>
          <table:covered-table-cell table:number-columns-repeated="36"/>
          <table:table-cell table:style-name="ce53" table:number-columns-spanned="87" office:value="None" office:value-type="string"/>
          <table:covered-table-cell table:number-columns-repeated="86"/>
          <table:covered-table-cell table:number-columns-repeated="21"/>
          <table:table-cell table:style-name="ce145" table:number-columns-spanned="16" office:value="None" office:value-type="string"/>
          <table:covered-table-cell table:number-columns-repeated="15"/>
          <table:table-cell office:value="None" office:value-type="string"/>
        </table:table-row>
        <table:table-row table:style-name="c902eedfc5e4a706ae655e90d410b9d0" table:number-rows-repeated="None">
          <table:table-cell office:value="None" office:value-type="string"/>
          <table:covered-table-cell table:number-columns-repeated="10"/>
          <table:table-cell office:value="None" office:value-type="string">
            <text:p>2. Иностранная валюта *</text:p>
          </table:table-cell>
          <table:table-cell office:value="None" office:value-type="string"/>
          <table:covered-table-cell table:number-columns-repeated="24"/>
          <table:table-cell table:style-name="ce32" table:number-columns-spanned="28" office:value="None" office:value-type="string"/>
          <table:covered-table-cell table:number-columns-repeated="27"/>
          <table:table-cell office:value="None" office:value-type="string"/>
          <table:covered-table-cell table:number-columns-repeated="2"/>
          <table:table-cell table:style-name="ce32" table:number-columns-spanned="16" office:value="None" office:value-type="string"/>
          <table:covered-table-cell table:number-columns-repeated="15"/>
          <table:table-cell office:value="None" office:value-type="string"/>
          <table:covered-table-cell table:number-columns-repeated="2"/>
          <table:table-cell table:style-name="ce33" table:number-columns-spanned="20" office:value="None" office:value-type="string"/>
          <table:covered-table-cell table:number-columns-repeated="19"/>
          <table:table-cell office:value="None" office:value-type="string"/>
          <table:covered-table-cell table:number-columns-repeated="2"/>
          <table:table-cell table:style-name="ce32" table:number-columns-spanned="24" office:value="None" office:value-type="string"/>
          <table:covered-table-cell table:number-columns-repeated="23"/>
          <table:table-cell office:value="None" office:value-type="string"/>
        </table:table-row>
        <table:table-row table:style-name="5965da796015e911ce9f251894d8b411" table:number-rows-repeated="None">
          <table:table-cell table:style-name="ce8" office:value="None" office:value-type="string"/>
          <table:covered-table-cell table:number-columns-repeated="36"/>
          <table:table-cell table:style-name="ce3" table:number-columns-spanned="28" office:value="None" office:value-type="string">
            <text:p><text:span text:style-name="ce3">(наименование)</text:span></text:p>
          </table:table-cell>
          <table:covered-table-cell table:number-columns-repeated="27"/>
          <table:table-cell table:style-name="ce46" office:value="None" office:value-type="string"/>
          <table:covered-table-cell table:number-columns-repeated="2"/>
          <table:table-cell table:style-name="ce3" table:number-columns-spanned="16" office:value="None" office:value-type="string">
            <text:p><text:span text:style-name="ce3">(курс)</text:span></text:p>
          </table:table-cell>
          <table:covered-table-cell table:number-columns-repeated="15"/>
          <table:table-cell table:style-name="ce46" office:value="None" office:value-type="string"/>
          <table:covered-table-cell table:number-columns-repeated="2"/>
          <table:table-cell table:style-name="ce3" table:number-columns-spanned="20" office:value="None" office:value-type="string">
            <text:p><text:span text:style-name="ce3">(на дату)</text:span></text:p>
          </table:table-cell>
          <table:covered-table-cell table:number-columns-repeated="19"/>
          <table:table-cell table:style-name="ce46" office:value="None" office:value-type="string"/>
          <table:covered-table-cell table:number-columns-repeated="2"/>
          <table:table-cell table:style-name="ce3" table:number-columns-spanned="24" office:value="None" office:value-type="string">
            <text:p><text:span text:style-name="ce3">(сумма)</text:span></text:p>
          </table:table-cell>
          <table:covered-table-cell table:number-columns-repeated="23"/>
          <table:table-cell table:style-name="ce8" office:value="None" office:value-type="string"/>
        </table:table-row>
        <table:table-row table:style-name="1c9b9b77902898605789dd738c4c15f3" table:number-rows-repeated="None">
          <table:table-cell table:style-name="ce12" office:value="None" office:value-type="string">
            <text:p><text:span text:style-name="ce12">* Заполняется в случае, когда стоимость объекта основных средств при приобретении была выражена в иностранной валюте.</text:span></text:p>
          </table:table-cell>
          <table:table-cell table:style-name="ce29" office:value="None" office:value-type="string"/>
          <table:covered-table-cell table:number-columns-repeated="18"/>
          <table:table-cell office:value="None" office:value-type="string"/>
        </table:table-row>
        <table:table-row table:style-name="a54f88d05cf5d66144cc33ea66873684" table:number-rows-repeated="None">
          <table:table-cell table:style-name="ce13" office:value="None" office:value-type="string"/>
          <table:covered-table-cell table:number-columns-repeated="159"/>
          <table:table-cell table:style-name="ce156" office:value="None" office:value-type="string">
            <text:p><text:span text:style-name="ce156">2-я страница формы № ОС-1</text:span></text:p>
          </table:table-cell>
          <table:table-cell table:style-name="ce13" office:value="None" office:value-type="string"/>
        </table:table-row>
        <table:table-row table:style-name="52d6bc855ec16ea3ac283516b29cc963" table:number-rows-repeated="None">
          <table:table-cell table:style-name="ce13" office:value="None" office:value-type="string"/>
          <table:covered-table-cell table:number-columns-repeated="159"/>
          <table:table-cell table:style-name="ce156" office:value="None" office:value-type="string"/>
          <table:table-cell table:style-name="ce13" office:value="None" office:value-type="string"/>
        </table:table-row>
        <table:table-row table:style-name="6325ffe86fb225027bc951819713f127" table:number-rows-repeated="None">
          <table:table-cell table:style-name="ce14" office:value="None" office:value-type="string">
            <text:p><text:span text:style-name="ce14">1. Сведения о состоянии объекта основных средств на дату передачи</text:span></text:p>
          </table:table-cell>
          <table:table-cell office:value="None" office:value-type="string"/>
          <table:covered-table-cell table:number-columns-repeated="105"/>
          <table:table-cell table:style-name="ce14" office:value="None" office:value-type="string">
            <text:p><text:span text:style-name="ce14">2. Сведения об объекте основных средств на дату </text:span></text:p>
          </table:table-cell>
          <table:table-cell office:value="None" office:value-type="string"/>
        </table:table-row>
        <table:table-row table:style-name="a827ede437df5eef280ebb1a432a1ea8" table:number-rows-repeated="None">
          <table:table-cell office:value="None" office:value-type="string"/>
          <table:covered-table-cell table:number-columns-repeated="106"/>
          <table:table-cell table:style-name="ce14" office:value="None" office:value-type="string">
            <text:p><text:span text:style-name="ce14">принятия к бухгалтерскому учету</text:span></text:p>
          </table:table-cell>
          <table:table-cell office:value="None" office:value-type="string"/>
        </table:table-row>
        <table:table-row table:style-name="560acadcc5264f851de88b2a5b5c9807" table:number-rows-repeated="None">
          <table:table-cell table:style-name="ce15" table:number-columns-spanned="36" office:value="None" office:value-type="string">
            <text:p><text:span text:style-name="ce15">Дата</text:span></text:p>
          </table:table-cell>
          <table:covered-table-cell table:number-columns-repeated="35"/>
          <table:table-cell table:number-rows-spanned="2" table:style-name="ce16" table:number-columns-spanned="14" office:value="None" office:value-type="string">
            <text:p><text:span text:style-name="ce16">Фактический срок эксплуатации (лет, месяцев)</text:span></text:p>
          </table:table-cell>
          <table:covered-table-cell table:number-columns-repeated="13"/>
          <table:table-cell table:number-rows-spanned="2" table:style-name="ce16" table:number-columns-spanned="16" office:value="None" office:value-type="string">
            <text:p><text:span text:style-name="ce16">Срок полезного использования</text:span></text:p>
          </table:table-cell>
          <table:covered-table-cell table:number-columns-repeated="15"/>
          <table:table-cell table:number-rows-spanned="2" table:style-name="ce16" table:number-columns-spanned="14" office:value="None" office:value-type="string">
            <text:p><text:span text:style-name="ce16">Сумма начисленной амортизации (износа),</text:span></text:p>
            <text:p><text:span text:style-name="ce16">руб.</text:span></text:p>
          </table:table-cell>
          <table:covered-table-cell table:number-columns-repeated="13"/>
          <table:table-cell table:number-rows-spanned="2" table:style-name="ce16" table:number-columns-spanned="13" office:value="None" office:value-type="string">
            <text:p><text:span text:style-name="ce16">Остаточная стоимость,</text:span></text:p>
            <text:p><text:span text:style-name="ce16">руб.</text:span></text:p>
          </table:table-cell>
          <table:covered-table-cell table:number-columns-repeated="12"/>
          <table:table-cell table:number-rows-spanned="2" table:style-name="ce79" table:number-columns-spanned="14" office:value="None" office:value-type="string">
            <text:p><text:span text:style-name="ce79">Стоимость приобретения (договорная стоимость),</text:span></text:p>
            <text:p><text:span text:style-name="ce79">руб.</text:span></text:p>
          </table:table-cell>
          <table:covered-table-cell table:number-columns-repeated="13"/>
          <table:table-cell table:number-rows-spanned="2" table:style-name="ce42" table:number-columns-spanned="16" office:value="None" office:value-type="string">
            <text:p><text:span text:style-name="ce42">Первоначальная стоимость на дату принятия к бухгалтерскому учету,</text:span></text:p>
            <text:p><text:span text:style-name="ce42">руб.</text:span></text:p>
          </table:table-cell>
          <table:covered-table-cell table:number-columns-repeated="15"/>
          <table:table-cell table:number-rows-spanned="2" table:style-name="ce42" table:number-columns-spanned="15" office:value="None" office:value-type="string">
            <text:p><text:span text:style-name="ce42">Срок</text:span></text:p>
            <text:p><text:span text:style-name="ce42">полезного использования</text:span></text:p>
          </table:table-cell>
          <table:covered-table-cell table:number-columns-repeated="14"/>
          <table:table-cell table:style-name="ce16" table:number-columns-spanned="23" office:value="None" office:value-type="string">
            <text:p><text:span text:style-name="ce16">Способ начисления амортизации</text:span></text:p>
          </table:table-cell>
          <table:covered-table-cell table:number-columns-repeated="22"/>
          <table:table-cell office:value="None" office:value-type="string"/>
        </table:table-row>
        <table:table-row table:style-name="1551a7484fa13acb3a6218869fb2f7fc" table:number-rows-repeated="None">
          <table:table-cell table:style-name="ce16" table:number-columns-spanned="10" office:value="None" office:value-type="string">
            <text:p><text:span text:style-name="ce16">выпуска</text:span></text:p>
            <text:p><text:span text:style-name="ce16">(год)</text:span></text:p>
          </table:table-cell>
          <table:covered-table-cell table:number-columns-repeated="9"/>
          <table:table-cell table:style-name="ce16" table:number-columns-spanned="12" office:value="None" office:value-type="string">
            <text:p><text:span text:style-name="ce16">ввода в эксплуа-тацию (первона-чальная)</text:span></text:p>
          </table:table-cell>
          <table:covered-table-cell table:number-columns-repeated="11"/>
          <table:table-cell table:style-name="ce16" table:number-columns-spanned="14" office:value="None" office:value-type="string">
            <text:p><text:span text:style-name="ce16">последнего капитального ремонта</text:span></text:p>
          </table:table-cell>
          <table:covered-table-cell table:number-columns-repeated="13"/>
          <table:covered-table-cell table:number-columns-repeated="102"/>
          <table:table-cell table:style-name="ce16" table:number-columns-spanned="15" office:value="None" office:value-type="string">
            <text:p><text:span text:style-name="ce16">наименование</text:span></text:p>
          </table:table-cell>
          <table:covered-table-cell table:number-columns-repeated="14"/>
          <table:table-cell table:style-name="ce150" table:number-columns-spanned="8" office:value="None" office:value-type="string">
            <text:p><text:span text:style-name="ce150">норма</text:span></text:p>
          </table:table-cell>
          <table:covered-table-cell table:number-columns-repeated="7"/>
          <table:table-cell office:value="None" office:value-type="string"/>
        </table:table-row>
        <table:table-row table:style-name="0a66a59072597fa572026183fb352aee" table:number-rows-repeated="None">
          <table:table-cell table:style-name="ce17" table:number-columns-spanned="10" office:value="1" office:value-type="float">
            <text:p><text:span text:style-name="ce17">1</text:span></text:p>
          </table:table-cell>
          <table:covered-table-cell table:number-columns-repeated="9"/>
          <table:table-cell table:style-name="ce17" table:number-columns-spanned="12" office:value="2" office:value-type="float">
            <text:p><text:span text:style-name="ce17">2</text:span></text:p>
          </table:table-cell>
          <table:covered-table-cell table:number-columns-repeated="11"/>
          <table:table-cell table:style-name="ce17" table:number-columns-spanned="14" office:value="3" office:value-type="float">
            <text:p><text:span text:style-name="ce17">3</text:span></text:p>
          </table:table-cell>
          <table:covered-table-cell table:number-columns-repeated="13"/>
          <table:table-cell table:style-name="ce17" table:number-columns-spanned="14" office:value="4" office:value-type="float">
            <text:p><text:span text:style-name="ce17">4</text:span></text:p>
          </table:table-cell>
          <table:covered-table-cell table:number-columns-repeated="13"/>
          <table:table-cell table:style-name="ce17" table:number-columns-spanned="16" office:value="5" office:value-type="float">
            <text:p><text:span text:style-name="ce17">5</text:span></text:p>
          </table:table-cell>
          <table:covered-table-cell table:number-columns-repeated="15"/>
          <table:table-cell table:style-name="ce17" table:number-columns-spanned="14" office:value="6" office:value-type="float">
            <text:p><text:span text:style-name="ce17">6</text:span></text:p>
          </table:table-cell>
          <table:covered-table-cell table:number-columns-repeated="13"/>
          <table:table-cell table:style-name="ce17" table:number-columns-spanned="13" office:value="7" office:value-type="float">
            <text:p><text:span text:style-name="ce17">7</text:span></text:p>
          </table:table-cell>
          <table:covered-table-cell table:number-columns-repeated="12"/>
          <table:table-cell table:style-name="ce80" table:number-columns-spanned="14" office:value="8" office:value-type="float">
            <text:p><text:span text:style-name="ce80">8</text:span></text:p>
          </table:table-cell>
          <table:covered-table-cell table:number-columns-repeated="13"/>
          <table:table-cell table:style-name="ce43" table:number-columns-spanned="16" office:value="1" office:value-type="float">
            <text:p><text:span text:style-name="ce43">1</text:span></text:p>
          </table:table-cell>
          <table:covered-table-cell table:number-columns-repeated="15"/>
          <table:table-cell table:style-name="ce43" table:number-columns-spanned="15" office:value="2" office:value-type="float">
            <text:p><text:span text:style-name="ce43">2</text:span></text:p>
          </table:table-cell>
          <table:covered-table-cell table:number-columns-repeated="14"/>
          <table:table-cell table:style-name="ce17" table:number-columns-spanned="15" office:value="3" office:value-type="float">
            <text:p><text:span text:style-name="ce17">3</text:span></text:p>
          </table:table-cell>
          <table:covered-table-cell table:number-columns-repeated="14"/>
          <table:table-cell table:style-name="ce17" table:number-columns-spanned="8" office:value="4" office:value-type="float">
            <text:p><text:span text:style-name="ce17">4</text:span></text:p>
          </table:table-cell>
          <table:covered-table-cell table:number-columns-repeated="7"/>
          <table:table-cell office:value="None" office:value-type="string"/>
        </table:table-row>
        <table:table-row table:style-name="8c3c3ba3bf3a21d5bba8adb1d8604dae" table:number-rows-repeated="None">
          <table:table-cell table:style-name="ce18" table:number-columns-spanned="10" office:value="None" office:value-type="string">
            <text:p><text:span text:style-name="ce18">2003</text:span></text:p>
          </table:table-cell>
          <table:covered-table-cell table:number-columns-repeated="9"/>
          <table:table-cell table:style-name="ce18" table:number-columns-spanned="12" office:value="None" office:value-type="string">
            <text:p><text:span text:style-name="ce18">/ /</text:span></text:p>
          </table:table-cell>
          <table:covered-table-cell table:number-columns-repeated="11"/>
          <table:table-cell table:style-name="ce18" table:number-columns-spanned="14" office:value="None" office:value-type="string"/>
          <table:covered-table-cell table:number-columns-repeated="13"/>
          <table:table-cell table:style-name="ce18" table:number-columns-spanned="14" office:value="None" office:value-type="string"/>
          <table:covered-table-cell table:number-columns-repeated="13"/>
          <table:table-cell table:style-name="ce59" table:number-columns-spanned="16" office:value="10" office:value-type="float">
            <text:p><text:span text:style-name="ce59">10</text:span></text:p>
          </table:table-cell>
          <table:covered-table-cell table:number-columns-repeated="15"/>
          <table:table-cell table:style-name="ce17" table:number-columns-spanned="14" office:value="0" office:value-type="float">
            <text:p><text:span text:style-name="ce17">0</text:span></text:p>
          </table:table-cell>
          <table:covered-table-cell table:number-columns-repeated="13"/>
          <table:table-cell table:style-name="ce17" table:number-columns-spanned="13" office:value="2925" office:value-type="float">
            <text:p><text:span text:style-name="ce17">2925</text:span></text:p>
          </table:table-cell>
          <table:covered-table-cell table:number-columns-repeated="12"/>
          <table:table-cell table:style-name="ce80" table:number-columns-spanned="14" office:value="None" office:value-type="string"/>
          <table:covered-table-cell table:number-columns-repeated="13"/>
          <table:table-cell table:style-name="ce43" table:number-columns-spanned="16" office:value="2925" office:value-type="float">
            <text:p><text:span text:style-name="ce43">2925</text:span></text:p>
          </table:table-cell>
          <table:covered-table-cell table:number-columns-repeated="15"/>
          <table:table-cell table:style-name="ce69" table:number-columns-spanned="15" office:value="10" office:value-type="float">
            <text:p><text:span text:style-name="ce69">10</text:span></text:p>
          </table:table-cell>
          <table:covered-table-cell table:number-columns-repeated="14"/>
          <table:table-cell table:style-name="ce20" table:number-columns-spanned="15" office:value="None" office:value-type="string">
            <text:p><text:span text:style-name="ce20">линейный</text:span></text:p>
          </table:table-cell>
          <table:covered-table-cell table:number-columns-repeated="14"/>
          <table:table-cell table:style-name="ce17" table:number-columns-spanned="8" office:value="10" office:value-type="float">
            <text:p><text:span text:style-name="ce17">10</text:span></text:p>
          </table:table-cell>
          <table:covered-table-cell table:number-columns-repeated="7"/>
          <table:table-cell office:value="None" office:value-type="string"/>
        </table:table-row>
        <table:table-row table:style-name="d8fa07f5aade55e2fef3ecee4ad0ff2d" table:number-rows-repeated="None">
          <table:table-cell table:style-name="ce18" table:number-columns-spanned="10" office:value="None" office:value-type="string"/>
          <table:covered-table-cell table:number-columns-repeated="9"/>
          <table:table-cell table:style-name="ce18" table:number-columns-spanned="12" office:value="None" office:value-type="string"/>
          <table:covered-table-cell table:number-columns-repeated="11"/>
          <table:table-cell table:style-name="ce18" table:number-columns-spanned="14" office:value="None" office:value-type="string"/>
          <table:covered-table-cell table:number-columns-repeated="13"/>
          <table:table-cell table:style-name="ce17" table:number-columns-spanned="14" office:value="None" office:value-type="string"/>
          <table:covered-table-cell table:number-columns-repeated="13"/>
          <table:table-cell table:style-name="ce17" table:number-columns-spanned="16" office:value="None" office:value-type="string"/>
          <table:covered-table-cell table:number-columns-repeated="15"/>
          <table:table-cell table:style-name="ce17" table:number-columns-spanned="14" office:value="None" office:value-type="string"/>
          <table:covered-table-cell table:number-columns-repeated="13"/>
          <table:table-cell table:style-name="ce17" table:number-columns-spanned="13" office:value="None" office:value-type="string"/>
          <table:covered-table-cell table:number-columns-repeated="12"/>
          <table:table-cell table:style-name="ce80" table:number-columns-spanned="14" office:value="None" office:value-type="string"/>
          <table:covered-table-cell table:number-columns-repeated="13"/>
          <table:table-cell table:style-name="ce43" table:number-columns-spanned="16" office:value="None" office:value-type="string"/>
          <table:covered-table-cell table:number-columns-repeated="15"/>
          <table:table-cell table:style-name="ce43" table:number-columns-spanned="15" office:value="None" office:value-type="string"/>
          <table:covered-table-cell table:number-columns-repeated="14"/>
          <table:table-cell table:style-name="ce20" table:number-columns-spanned="15" office:value="None" office:value-type="string"/>
          <table:covered-table-cell table:number-columns-repeated="14"/>
          <table:table-cell table:style-name="ce17" table:number-columns-spanned="8" office:value="None" office:value-type="string"/>
          <table:covered-table-cell table:number-columns-repeated="7"/>
          <table:table-cell office:value="None" office:value-type="string"/>
        </table:table-row>
        <table:table-row table:style-name="d183f6baa9c62f969640cad792406f46" table:number-rows-repeated="None">
          <table:table-cell office:value="None" office:value-type="string"/>
        </table:table-row>
        <table:table-row table:style-name="e56199bdd5ed7988a1270781fecc611f" table:number-rows-repeated="None">
          <table:table-cell table:style-name="ce14" office:value="None" office:value-type="string">
            <text:p><text:span text:style-name="ce14">3. Краткая индивидуальная характеристика объекта основных средств</text:span></text:p>
          </table:table-cell>
          <table:table-cell office:value="None" office:value-type="string"/>
        </table:table-row>
        <table:table-row table:style-name="e79e1c24192676be83e4bfa5ae8d4258" table:number-rows-repeated="None">
          <table:table-cell table:style-name="ce17" table:number-columns-spanned="71" office:value="None" office:value-type="string">
            <text:p><text:span text:style-name="ce17">Объект основных средств, приспособления, принадлежности</text:span></text:p>
          </table:table-cell>
          <table:covered-table-cell table:number-columns-repeated="70"/>
          <table:table-cell table:style-name="ce17" table:number-columns-spanned="90" office:value="None" office:value-type="string">
            <text:p><text:span text:style-name="ce17">Содержание драгоценных материалов (металлов, камней и т.д.)</text:span></text:p>
          </table:table-cell>
          <table:covered-table-cell table:number-columns-repeated="89"/>
          <table:table-cell office:value="None" office:value-type="string"/>
        </table:table-row>
        <table:table-row table:style-name="888bcd7d1902d0414fae722aee771309" table:number-rows-repeated="None">
          <table:table-cell table:style-name="ce19" table:number-columns-spanned="58" office:value="None" office:value-type="string">
            <text:p><text:span text:style-name="ce19">наименование</text:span></text:p>
          </table:table-cell>
          <table:covered-table-cell table:number-columns-repeated="57"/>
          <table:table-cell table:style-name="ce19" table:number-columns-spanned="13" office:value="None" office:value-type="string">
            <text:p><text:span text:style-name="ce19">количество</text:span></text:p>
          </table:table-cell>
          <table:covered-table-cell table:number-columns-repeated="12"/>
          <table:table-cell table:style-name="ce19" table:number-columns-spanned="30" office:value="None" office:value-type="string">
            <text:p><text:span text:style-name="ce19">наименование драгоценных материалов</text:span></text:p>
          </table:table-cell>
          <table:covered-table-cell table:number-columns-repeated="29"/>
          <table:table-cell table:style-name="ce19" table:number-columns-spanned="21" office:value="None" office:value-type="string">
            <text:p><text:span text:style-name="ce19">номенклатурный</text:span></text:p>
            <text:p><text:span text:style-name="ce19">номер</text:span></text:p>
          </table:table-cell>
          <table:covered-table-cell table:number-columns-repeated="20"/>
          <table:table-cell table:style-name="ce19" table:number-columns-spanned="14" office:value="None" office:value-type="string">
            <text:p><text:span text:style-name="ce19">единица измерения</text:span></text:p>
          </table:table-cell>
          <table:covered-table-cell table:number-columns-repeated="13"/>
          <table:table-cell table:style-name="ce19" table:number-columns-spanned="13" office:value="None" office:value-type="string">
            <text:p><text:span text:style-name="ce19">количество</text:span></text:p>
          </table:table-cell>
          <table:covered-table-cell table:number-columns-repeated="12"/>
          <table:table-cell table:style-name="ce19" table:number-columns-spanned="12" office:value="None" office:value-type="string">
            <text:p><text:span text:style-name="ce19">масса</text:span></text:p>
          </table:table-cell>
          <table:covered-table-cell table:number-columns-repeated="11"/>
          <table:table-cell office:value="None" office:value-type="string"/>
        </table:table-row>
        <table:table-row table:style-name="d8dda6b11b0c4c70be3d366cd8489e59" table:number-rows-repeated="None">
          <table:table-cell table:style-name="ce17" table:number-columns-spanned="58" office:value="1" office:value-type="float">
            <text:p><text:span text:style-name="ce17">1</text:span></text:p>
          </table:table-cell>
          <table:covered-table-cell table:number-columns-repeated="57"/>
          <table:table-cell table:style-name="ce17" table:number-columns-spanned="13" office:value="2" office:value-type="float">
            <text:p><text:span text:style-name="ce17">2</text:span></text:p>
          </table:table-cell>
          <table:covered-table-cell table:number-columns-repeated="12"/>
          <table:table-cell table:style-name="ce17" table:number-columns-spanned="30" office:value="3" office:value-type="float">
            <text:p><text:span text:style-name="ce17">3</text:span></text:p>
          </table:table-cell>
          <table:covered-table-cell table:number-columns-repeated="29"/>
          <table:table-cell table:style-name="ce83" table:number-columns-spanned="21" office:value="4" office:value-type="float">
            <text:p><text:span text:style-name="ce83">4</text:span></text:p>
          </table:table-cell>
          <table:covered-table-cell table:number-columns-repeated="20"/>
          <table:table-cell table:style-name="ce83" table:number-columns-spanned="14" office:value="5" office:value-type="float">
            <text:p><text:span text:style-name="ce83">5</text:span></text:p>
          </table:table-cell>
          <table:covered-table-cell table:number-columns-repeated="13"/>
          <table:table-cell table:style-name="ce83" table:number-columns-spanned="13" office:value="6" office:value-type="float">
            <text:p><text:span text:style-name="ce83">6</text:span></text:p>
          </table:table-cell>
          <table:covered-table-cell table:number-columns-repeated="12"/>
          <table:table-cell table:style-name="ce83" table:number-columns-spanned="12" office:value="7" office:value-type="float">
            <text:p><text:span text:style-name="ce83">7</text:span></text:p>
          </table:table-cell>
          <table:covered-table-cell table:number-columns-repeated="11"/>
          <table:table-cell office:value="None" office:value-type="string"/>
        </table:table-row>
        <table:table-row table:style-name="172e6c085d56ab548c79d42a99cf6a3f" table:number-rows-repeated="None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number-columns-repeated="12"/>
          <table:table-cell table:style-name="ce20" table:number-columns-spanned="30" office:value="None" office:value-type="string"/>
          <table:covered-table-cell table:number-columns-repeated="29"/>
          <table:table-cell table:style-name="ce84" table:number-columns-spanned="21" office:value="None" office:value-type="string"/>
          <table:covered-table-cell table:number-columns-repeated="20"/>
          <table:table-cell table:style-name="ce117" table:number-columns-spanned="14" office:value="None" office:value-type="string"/>
          <table:covered-table-cell table:number-columns-repeated="13"/>
          <table:table-cell table:style-name="ce117" table:number-columns-spanned="13" office:value="None" office:value-type="string"/>
          <table:covered-table-cell table:number-columns-repeated="12"/>
          <table:table-cell table:style-name="ce117" table:number-columns-spanned="12" office:value="None" office:value-type="string"/>
          <table:covered-table-cell table:number-columns-repeated="11"/>
          <table:table-cell office:value="None" office:value-type="string"/>
        </table:table-row>
        <table:table-row table:style-name="ad1a1238f4fecfa9fb977362b4781af5" table:number-rows-repeated="None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number-columns-repeated="12"/>
          <table:table-cell table:style-name="ce20" table:number-columns-spanned="30" office:value="None" office:value-type="string"/>
          <table:covered-table-cell table:number-columns-repeated="29"/>
          <table:table-cell table:style-name="ce84" table:number-columns-spanned="21" office:value="None" office:value-type="string"/>
          <table:covered-table-cell table:number-columns-repeated="20"/>
          <table:table-cell table:style-name="ce117" table:number-columns-spanned="14" office:value="None" office:value-type="string"/>
          <table:covered-table-cell table:number-columns-repeated="13"/>
          <table:table-cell table:style-name="ce117" table:number-columns-spanned="13" office:value="None" office:value-type="string"/>
          <table:covered-table-cell table:number-columns-repeated="12"/>
          <table:table-cell table:style-name="ce117" table:number-columns-spanned="12" office:value="None" office:value-type="string"/>
          <table:covered-table-cell table:number-columns-repeated="11"/>
          <table:table-cell office:value="None" office:value-type="string"/>
        </table:table-row>
        <table:table-row table:style-name="93fced211261d4cb132178b32da3a5eb" table:number-rows-repeated="None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number-columns-repeated="12"/>
          <table:table-cell table:style-name="ce20" table:number-columns-spanned="30" office:value="None" office:value-type="string"/>
          <table:covered-table-cell table:number-columns-repeated="29"/>
          <table:table-cell table:style-name="ce84" table:number-columns-spanned="21" office:value="None" office:value-type="string"/>
          <table:covered-table-cell table:number-columns-repeated="20"/>
          <table:table-cell table:style-name="ce117" table:number-columns-spanned="14" office:value="None" office:value-type="string"/>
          <table:covered-table-cell table:number-columns-repeated="13"/>
          <table:table-cell table:style-name="ce117" table:number-columns-spanned="13" office:value="None" office:value-type="string"/>
          <table:covered-table-cell table:number-columns-repeated="12"/>
          <table:table-cell table:style-name="ce117" table:number-columns-spanned="12" office:value="None" office:value-type="string"/>
          <table:covered-table-cell table:number-columns-repeated="11"/>
          <table:table-cell office:value="None" office:value-type="string"/>
        </table:table-row>
        <table:table-row table:style-name="bd2a514c6596114f9a8197dd86a921b0" table:number-rows-repeated="None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number-columns-repeated="12"/>
          <table:table-cell table:style-name="ce20" table:number-columns-spanned="30" office:value="None" office:value-type="string"/>
          <table:covered-table-cell table:number-columns-repeated="29"/>
          <table:table-cell table:style-name="ce84" table:number-columns-spanned="21" office:value="None" office:value-type="string"/>
          <table:covered-table-cell table:number-columns-repeated="20"/>
          <table:table-cell table:style-name="ce117" table:number-columns-spanned="14" office:value="None" office:value-type="string"/>
          <table:covered-table-cell table:number-columns-repeated="13"/>
          <table:table-cell table:style-name="ce117" table:number-columns-spanned="13" office:value="None" office:value-type="string"/>
          <table:covered-table-cell table:number-columns-repeated="12"/>
          <table:table-cell table:style-name="ce117" table:number-columns-spanned="12" office:value="None" office:value-type="string"/>
          <table:covered-table-cell table:number-columns-repeated="11"/>
          <table:table-cell office:value="None" office:value-type="string"/>
        </table:table-row>
        <table:table-row table:style-name="7beeee378b892de552e6df5e8ecd56fd" table:number-rows-repeated="None">
          <table:table-cell table:style-name="ce21" office:value="None" office:value-type="string"/>
          <table:covered-table-cell table:number-columns-repeated="86"/>
          <table:table-cell table:style-name="ce75" office:value="None" office:value-type="string"/>
          <table:covered-table-cell table:number-columns-repeated="26"/>
          <table:table-cell table:style-name="ce50" office:value="None" office:value-type="string"/>
          <table:covered-table-cell table:number-columns-repeated="17"/>
          <table:table-cell table:style-name="ce21" office:value="None" office:value-type="string"/>
          <table:covered-table-cell table:number-columns-repeated="28"/>
          <table:table-cell office:value="None" office:value-type="string"/>
        </table:table-row>
        <table:table-row table:style-name="95e5249557fc7eeeb7f8adb3cb561d3a" table:number-rows-repeated="None">
          <table:table-cell table:style-name="ce22" office:value="None" office:value-type="string">
            <text:p><text:span text:style-name="ce22">Другие характеристики</text:span></text:p>
          </table:table-cell>
          <table:table-cell table:style-name="ce21" office:value="None" office:value-type="string"/>
          <table:covered-table-cell table:number-columns-repeated="85"/>
          <table:table-cell table:style-name="ce75" office:value="None" office:value-type="string"/>
          <table:covered-table-cell table:number-columns-repeated="26"/>
          <table:table-cell table:style-name="ce50" office:value="None" office:value-type="string"/>
          <table:covered-table-cell table:number-columns-repeated="17"/>
          <table:table-cell table:style-name="ce21" office:value="None" office:value-type="string"/>
          <table:covered-table-cell table:number-columns-repeated="28"/>
          <table:table-cell office:value="None" office:value-type="string"/>
        </table:table-row>
        <table:table-row table:style-name="65f65c9b6f38866de311a2cd461a2078" table:number-rows-repeated="None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c51794b9256d69154296a3bdcfbfa535" table:number-rows-repeated="None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1aa691f59d14bd7e66e7739d6d3bd4b1" table:number-rows-repeated="None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adbbf504c3e98199d5e6a7ffed10e9ce" table:number-rows-repeated="None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71e1a69b7419d4f5ba68b85f488c2337" table:number-rows-repeated="None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d6eed7a9ee43bc0bbefdbbfaf7d1eb25" table:number-rows-repeated="None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98e451e7ffa05d0ad1d56c03b5826b6c" table:number-rows-repeated="None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ba265b6acc9bc2b81dc9651966a60e9b" table:number-rows-repeated="None">
          <table:table-cell office:value="None" office:value-type="string"/>
          <table:covered-table-cell table:number-columns-repeated="159"/>
          <table:table-cell table:style-name="ce156" office:value="None" office:value-type="string">
            <text:p><text:span text:style-name="ce156">3-я страница формы № ОС-1</text:span></text:p>
          </table:table-cell>
          <table:table-cell office:value="None" office:value-type="string"/>
        </table:table-row>
        <table:table-row table:style-name="b0b361c9302e812c84c618d07fd83011" table:number-rows-repeated="None">
          <table:table-cell office:value="None" office:value-type="string"/>
        </table:table-row>
        <table:table-row table:style-name="0b0f76342152267d3f02c7ebf2655550" table:number-rows-repeated="None">
          <table:table-cell office:value="None" office:value-type="string">
            <text:p>Комиссия по приему-передаче </text:p>
          </table:table-cell>
          <table:table-cell office:value="None" office:value-type="string"/>
        </table:table-row>
        <table:table-row table:style-name="076f3deace0e0a06bfe9acc3b367fd87" table:number-rows-repeated="None">
          <table:table-cell office:value="None" office:value-type="string"/>
          <table:covered-table-cell table:number-columns-repeated="6"/>
          <table:table-cell office:value="None" office:value-type="string">
            <text:p>Результат испытания на "</text:p>
          </table:table-cell>
          <table:table-cell office:value="None" office:value-type="string"/>
          <table:covered-table-cell table:number-columns-repeated="21"/>
          <table:table-cell table:style-name="ce50" office:value="None" office:value-type="string"/>
          <table:table-cell table:style-name="ce38" table:number-columns-spanned="4" office:value="None" office:value-type="string"/>
          <table:covered-table-cell table:number-columns-repeated="3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1" office:value="None" office:value-type="string"/>
          <table:covered-table-cell table:number-columns-repeated="20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number-columns-repeated="3"/>
          <table:table-cell table:style-name="ce38" table:number-columns-spanned="3" office:value="None" office:value-type="string"/>
          <table:covered-table-cell table:number-columns-repeated="2"/>
          <table:table-cell office:value="None" office:value-type="string">
            <text:p>г.</text:p>
          </table:table-cell>
          <table:table-cell office:value="None" office:value-type="string"/>
        </table:table-row>
        <table:table-row table:style-name="0f695513e1ac117ebedfa2b6d010cfe8" table:number-rows-repeated="None">
          <table:table-cell office:value="None" office:value-type="string"/>
          <table:covered-table-cell table:number-columns-repeated="6"/>
          <table:table-cell table:number-rows-spanned="2" table:style-name="ce39" table:number-columns-spanned="46" office:value="None" office:value-type="string">
            <text:p><text:span text:style-name="ce39">Объект основных средств техническим условиям</text:span></text:p>
          </table:table-cell>
          <table:covered-table-cell table:number-columns-repeated="45"/>
          <table:table-cell table:style-name="ce21" office:value="None" office:value-type="string"/>
          <table:table-cell table:style-name="ce2" table:number-columns-spanned="20" office:value="None" office:value-type="string">
            <text:p><text:span text:style-name="ce2">соответствует</text:span></text:p>
          </table:table-cell>
          <table:covered-table-cell table:number-columns-repeated="19"/>
          <table:table-cell office:value="None" office:value-type="string"/>
          <table:covered-table-cell table:number-columns-repeated="6"/>
          <table:table-cell table:number-rows-spanned="2" table:style-name="ce39" table:number-columns-spanned="11" office:value="None" office:value-type="string">
            <text:p><text:span text:style-name="ce39">Доработка</text:span></text:p>
          </table:table-cell>
          <table:covered-table-cell table:number-columns-repeated="10"/>
          <table:table-cell office:value="None" office:value-type="string"/>
          <table:table-cell table:style-name="ce81" table:number-columns-spanned="17" office:value="None" office:value-type="string">
            <text:p><text:span text:style-name="ce81">требуется</text:span></text:p>
          </table:table-cell>
          <table:covered-table-cell table:number-columns-repeated="16"/>
          <table:table-cell office:value="None" office:value-type="string"/>
        </table:table-row>
        <table:table-row table:style-name="44e6fd69d5e3ea36a9ba03dcb65575aa" table:number-rows-repeated="None">
          <table:table-cell office:value="None" office:value-type="string"/>
          <table:covered-table-cell table:number-columns-repeated="52"/>
          <table:table-cell table:style-name="ce21" office:value="None" office:value-type="string"/>
          <table:table-cell table:style-name="ce63" table:number-columns-spanned="20" office:value="None" office:value-type="string">
            <text:p><text:span text:style-name="ce63">не соответствует</text:span></text:p>
          </table:table-cell>
          <table:covered-table-cell table:number-columns-repeated="19"/>
          <table:table-cell office:value="None" office:value-type="string"/>
          <table:covered-table-cell table:number-columns-repeated="17"/>
          <table:table-cell office:value="None" office:value-type="string"/>
          <table:table-cell table:style-name="ce78" table:number-columns-spanned="17" office:value="None" office:value-type="string">
            <text:p><text:span text:style-name="ce78">не требуется</text:span></text:p>
          </table:table-cell>
          <table:covered-table-cell table:number-columns-repeated="16"/>
          <table:table-cell office:value="None" office:value-type="string"/>
        </table:table-row>
        <table:table-row table:style-name="8844b9b220985032a413dc51876a8c63" table:number-rows-repeated="None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covered-table-cell table:number-columns-repeated="1"/>
          <table:table-cell table:style-name="ce23" table:number-columns-spanned="80" office:value="None" office:value-type="string"/>
          <table:covered-table-cell table:number-columns-repeated="79"/>
          <table:table-cell office:value="None" office:value-type="string"/>
        </table:table-row>
        <table:table-row table:style-name="a02dbb590f10b658d6ae738c1e4520d5" table:number-rows-repeated="None">
          <table:table-cell table:style-name="ce24" table:number-columns-spanned="79" office:value="None" office:value-type="string">
            <text:p><text:span text:style-name="ce24">(указать, что не соответствует)</text:span></text:p>
          </table:table-cell>
          <table:covered-table-cell table:number-columns-repeated="78"/>
          <table:table-cell table:style-name="ce8" office:value="None" office:value-type="string"/>
          <table:covered-table-cell table:number-columns-repeated="1"/>
          <table:table-cell table:style-name="ce24" table:number-columns-spanned="80" office:value="None" office:value-type="string">
            <text:p><text:span text:style-name="ce24">(указать, что требуется)</text:span></text:p>
          </table:table-cell>
          <table:covered-table-cell table:number-columns-repeated="79"/>
          <table:table-cell table:style-name="ce8" office:value="None" office:value-type="string"/>
        </table:table-row>
        <table:table-row table:style-name="cfa0d94b1d433a0ef2e367bd7280c066" table:number-rows-repeated="None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covered-table-cell table:number-columns-repeated="1"/>
          <table:table-cell table:style-name="ce23" table:number-columns-spanned="80" office:value="None" office:value-type="string"/>
          <table:covered-table-cell table:number-columns-repeated="79"/>
          <table:table-cell office:value="None" office:value-type="string"/>
        </table:table-row>
        <table:table-row table:style-name="acdae09745b59f9d4a51a3dc3037da46" table:number-rows-repeated="None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covered-table-cell table:number-columns-repeated="1"/>
          <table:table-cell table:style-name="ce23" table:number-columns-spanned="80" office:value="None" office:value-type="string"/>
          <table:covered-table-cell table:number-columns-repeated="79"/>
          <table:table-cell office:value="None" office:value-type="string"/>
        </table:table-row>
        <table:table-row table:style-name="08e55243878ee4e36bf2f32ea73ad448" table:number-rows-repeated="None">
          <table:table-cell office:value="None" office:value-type="string">
            <text:p>Заключение комиссии:</text:p>
          </table:table-cell>
          <table:table-cell office:value="None" office:value-type="string"/>
          <table:covered-table-cell table:number-columns-repeated="20"/>
          <table:table-cell table:style-name="ce25" table:number-columns-spanned="139" office:value="None" office:value-type="string"/>
          <table:covered-table-cell table:number-columns-repeated="138"/>
          <table:table-cell office:value="None" office:value-type="string"/>
        </table:table-row>
        <table:table-row table:style-name="defd4081d244394590a5d6136fc96af4" table:number-rows-repeated="None">
          <table:table-cell table:style-name="ce2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ea821c89ef54ee7d35e0844c7f9bc260" table:number-rows-repeated="None">
          <table:table-cell office:value="None" office:value-type="string">
            <text:p>Приложение. Техническая документация</text:p>
          </table:table-cell>
          <table:table-cell office:value="None" office:value-type="string"/>
          <table:covered-table-cell table:number-columns-repeated="37"/>
          <table:table-cell table:style-name="ce32" table:number-columns-spanned="70" office:value="None" office:value-type="string"/>
          <table:covered-table-cell table:number-columns-repeated="69"/>
          <table:table-cell office:value="None" office:value-type="string"/>
        </table:table-row>
        <table:table-row table:style-name="0ede81900546d102ef2649981cfff4c7" table:number-rows-repeated="None">
          <table:table-cell office:value="None" office:value-type="string">
            <text:p>Председатель комиссии</text:p>
          </table:table-cell>
          <table:table-cell office:value="None" office:value-type="string"/>
          <table:covered-table-cell table:number-columns-repeated="26"/>
          <table:table-cell table:style-name="ce2" table:number-columns-spanned="27" office:value="None" office:value-type="string">
            <text:p><text:span text:style-name="ce2">Зам.гл.инженера</text:span></text:p>
          </table:table-cell>
          <table:covered-table-cell table:number-columns-repeated="26"/>
          <table:table-cell office:value="None" office:value-type="string"/>
          <table:covered-table-cell table:number-columns-repeated="3"/>
          <table:table-cell table:style-name="ce2" table:number-columns-spanned="18" office:value="None" office:value-type="string"/>
          <table:covered-table-cell table:number-columns-repeated="17"/>
          <table:table-cell office:value="None" office:value-type="string"/>
          <table:covered-table-cell table:number-columns-repeated="3"/>
          <table:table-cell table:style-name="ce2" table:number-columns-spanned="28" office:value="None" office:value-type="string">
            <text:p><text:span text:style-name="ce2">Шмельц В.В.</text:span></text:p>
          </table:table-cell>
          <table:covered-table-cell table:number-columns-repeated="27"/>
          <table:table-cell office:value="None" office:value-type="string"/>
        </table:table-row>
        <table:table-row table:style-name="0856fafddab98a86c87ec92e43346366" table:number-rows-repeated="None">
          <table:table-cell table:style-name="ce8" office:value="None" office:value-type="string"/>
          <table:covered-table-cell table:number-columns-repeated="27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number-columns-repeated="26"/>
          <table:table-cell table:style-name="ce8" office:value="None" office:value-type="string"/>
          <table:covered-table-cell table:number-columns-repeated="3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number-columns-repeated="17"/>
          <table:table-cell table:style-name="ce8" office:value="None" office:value-type="string"/>
          <table:covered-table-cell table:number-columns-repeated="3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number-columns-repeated="27"/>
          <table:table-cell table:style-name="ce8" office:value="None" office:value-type="string"/>
        </table:table-row>
        <table:table-row table:style-name="49276af08e82481346792535667421dc" table:number-rows-repeated="None">
          <table:table-cell office:value="None" office:value-type="string">
            <text:p>Члены комиссии:</text:p>
          </table:table-cell>
          <table:table-cell office:value="None" office:value-type="string"/>
          <table:covered-table-cell table:number-columns-repeated="26"/>
          <table:table-cell table:style-name="ce2" table:number-columns-spanned="27" office:value="None" office:value-type="string">
            <text:p><text:span text:style-name="ce2">Гл.механик</text:span></text:p>
          </table:table-cell>
          <table:covered-table-cell table:number-columns-repeated="26"/>
          <table:table-cell office:value="None" office:value-type="string"/>
          <table:covered-table-cell table:number-columns-repeated="3"/>
          <table:table-cell table:style-name="ce2" table:number-columns-spanned="18" office:value="None" office:value-type="string"/>
          <table:covered-table-cell table:number-columns-repeated="17"/>
          <table:table-cell office:value="None" office:value-type="string"/>
          <table:covered-table-cell table:number-columns-repeated="3"/>
          <table:table-cell table:style-name="ce2" table:number-columns-spanned="28" office:value="None" office:value-type="string">
            <text:p><text:span text:style-name="ce2">Беспалов А.А.</text:span></text:p>
          </table:table-cell>
          <table:covered-table-cell table:number-columns-repeated="27"/>
          <table:table-cell office:value="None" office:value-type="string"/>
        </table:table-row>
        <table:table-row table:style-name="8d7e6a46d2d418b516e373b3d11800b0" table:number-rows-repeated="None">
          <table:table-cell table:style-name="ce8" office:value="None" office:value-type="string"/>
          <table:covered-table-cell table:number-columns-repeated="27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number-columns-repeated="26"/>
          <table:table-cell table:style-name="ce8" office:value="None" office:value-type="string"/>
          <table:covered-table-cell table:number-columns-repeated="3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number-columns-repeated="17"/>
          <table:table-cell table:style-name="ce8" office:value="None" office:value-type="string"/>
          <table:covered-table-cell table:number-columns-repeated="3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number-columns-repeated="27"/>
          <table:table-cell table:style-name="ce8" office:value="None" office:value-type="string"/>
        </table:table-row>
        <table:table-row table:style-name="09030dee61240ab656e86d7cbfce1126" table:number-rows-repeated="None">
          <table:table-cell office:value="None" office:value-type="string"/>
          <table:covered-table-cell table:number-columns-repeated="27"/>
          <table:table-cell table:style-name="ce2" table:number-columns-spanned="27" office:value="None" office:value-type="string">
            <text:p><text:span text:style-name="ce2">Зам.гл.бухгалтера</text:span></text:p>
          </table:table-cell>
          <table:covered-table-cell table:number-columns-repeated="26"/>
          <table:table-cell office:value="None" office:value-type="string"/>
          <table:covered-table-cell table:number-columns-repeated="3"/>
          <table:table-cell table:style-name="ce2" table:number-columns-spanned="18" office:value="None" office:value-type="string"/>
          <table:covered-table-cell table:number-columns-repeated="17"/>
          <table:table-cell office:value="None" office:value-type="string"/>
          <table:covered-table-cell table:number-columns-repeated="3"/>
          <table:table-cell table:style-name="ce2" table:number-columns-spanned="28" office:value="None" office:value-type="string">
            <text:p><text:span text:style-name="ce2">Новоселова Т.В.</text:span></text:p>
          </table:table-cell>
          <table:covered-table-cell table:number-columns-repeated="27"/>
          <table:table-cell office:value="None" office:value-type="string"/>
        </table:table-row>
        <table:table-row table:style-name="c74b6230d97d4845b4b7d14009014274" table:number-rows-repeated="None">
          <table:table-cell table:style-name="ce8" office:value="None" office:value-type="string"/>
          <table:covered-table-cell table:number-columns-repeated="27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number-columns-repeated="26"/>
          <table:table-cell table:style-name="ce8" office:value="None" office:value-type="string"/>
          <table:covered-table-cell table:number-columns-repeated="3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number-columns-repeated="17"/>
          <table:table-cell table:style-name="ce8" office:value="None" office:value-type="string"/>
          <table:covered-table-cell table:number-columns-repeated="3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number-columns-repeated="27"/>
          <table:table-cell table:style-name="ce8" office:value="None" office:value-type="string"/>
        </table:table-row>
        <table:table-row table:style-name="98447338ab2832a4eee5377258a554f9" table:number-rows-repeated="None">
          <table:table-cell office:value="None" office:value-type="string"/>
          <table:covered-table-cell table:number-columns-repeated="27"/>
          <table:table-cell table:style-name="ce23" table:number-columns-spanned="27" office:value="None" office:value-type="string"/>
          <table:covered-table-cell table:number-columns-repeated="26"/>
          <table:table-cell office:value="None" office:value-type="string"/>
          <table:covered-table-cell table:number-columns-repeated="3"/>
          <table:table-cell table:style-name="ce23" table:number-columns-spanned="18" office:value="None" office:value-type="string"/>
          <table:covered-table-cell table:number-columns-repeated="17"/>
          <table:table-cell office:value="None" office:value-type="string"/>
          <table:covered-table-cell table:number-columns-repeated="3"/>
          <table:table-cell table:style-name="ce23" table:number-columns-spanned="28" office:value="None" office:value-type="string"/>
          <table:covered-table-cell table:number-columns-repeated="27"/>
          <table:table-cell office:value="None" office:value-type="string"/>
        </table:table-row>
        <table:table-row table:style-name="7b98fdfe30a517a8ce1c05b71ab9aa49" table:number-rows-repeated="None">
          <table:table-cell table:style-name="ce14" office:value="None" office:value-type="string"/>
          <table:table-cell office:value="None" office:value-type="string"/>
          <table:covered-table-cell table:number-columns-repeated="26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number-columns-repeated="26"/>
          <table:table-cell office:value="None" office:value-type="string"/>
          <table:covered-table-cell table:number-columns-repeated="3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number-columns-repeated="17"/>
          <table:table-cell office:value="None" office:value-type="string"/>
          <table:covered-table-cell table:number-columns-repeated="3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number-columns-repeated="27"/>
          <table:table-cell office:value="None" office:value-type="string"/>
        </table:table-row>
        <table:table-row table:style-name="d043f2a672a5a290be9e4848b94cab64" table:number-rows-repeated="None">
          <table:table-cell table:style-name="ce14" office:value="None" office:value-type="string">
            <text:p><text:span text:style-name="ce14">Объект основных средств</text:span></text:p>
          </table:table-cell>
          <table:table-cell office:value="None" office:value-type="string"/>
        </table:table-row>
        <table:table-row table:style-name="8857b15db0425c89345294a1cf630283" table:number-rows-repeated="None">
          <table:table-cell table:style-name="ce26" office:value="None" office:value-type="string">
            <text:p><text:span text:style-name="ce26">Сдал</text:span></text:p>
          </table:table-cell>
          <table:table-cell table:style-name="ce26" office:value="None" office:value-type="string"/>
          <table:covered-table-cell table:number-columns-repeated="8"/>
          <table:table-cell office:value="None" office:value-type="string"/>
          <table:covered-table-cell table:number-columns-repeated="68"/>
          <table:table-cell table:style-name="ce70" office:value="None" office:value-type="string"/>
          <table:table-cell office:value="None" office:value-type="string"/>
          <table:table-cell office:value="None" office:value-type="string">
            <text:p>Принял</text:p>
          </table:table-cell>
          <table:table-cell office:value="None" office:value-type="string"/>
        </table:table-row>
        <table:table-row table:style-name="792a772d91b35722b75c1a087e9130b3" table:number-rows-repeated="None">
          <table:table-cell office:value="None" office:value-type="string"/>
          <table:covered-table-cell table:number-columns-repeated="9"/>
          <table:table-cell table:style-name="ce2" table:number-columns-spanned="22" office:value="None" office:value-type="string">
            <text:p><text:span text:style-name="ce2">Завхоз</text:span></text:p>
          </table:table-cell>
          <table:covered-table-cell table:number-columns-repeated="21"/>
          <table:table-cell table:style-name="ce26" office:value="None" office:value-type="string"/>
          <table:covered-table-cell table:number-columns-repeated="2"/>
          <table:table-cell table:style-name="ce2" table:number-columns-spanned="17" office:value="None" office:value-type="string"/>
          <table:covered-table-cell table:number-columns-repeated="16"/>
          <table:table-cell office:value="None" office:value-type="string"/>
          <table:covered-table-cell table:number-columns-repeated="2"/>
          <table:table-cell table:style-name="ce2" table:number-columns-spanned="24" office:value="None" office:value-type="string">
            <text:p><text:span text:style-name="ce2">Коваль Л.Н.</text:span></text:p>
          </table:table-cell>
          <table:covered-table-cell table:number-columns-repeated="23"/>
          <table:table-cell table:style-name="ce70" office:value="None" office:value-type="string"/>
          <table:table-cell office:value="None" office:value-type="string"/>
          <table:covered-table-cell table:number-columns-repeated="11"/>
          <table:table-cell table:style-name="ce2" table:number-columns-spanned="22" office:value="None" office:value-type="string"/>
          <table:covered-table-cell table:number-columns-repeated="21"/>
          <table:table-cell table:style-name="ce26" office:value="None" office:value-type="string"/>
          <table:covered-table-cell table:number-columns-repeated="2"/>
          <table:table-cell table:style-name="ce2" table:number-columns-spanned="17" office:value="None" office:value-type="string"/>
          <table:covered-table-cell table:number-columns-repeated="16"/>
          <table:table-cell office:value="None" office:value-type="string"/>
          <table:covered-table-cell table:number-columns-repeated="2"/>
          <table:table-cell table:style-name="ce2" table:number-columns-spanned="24" office:value="None" office:value-type="string"/>
          <table:covered-table-cell table:number-columns-repeated="23"/>
          <table:table-cell office:value="None" office:value-type="string"/>
        </table:table-row>
        <table:table-row table:style-name="d044f45d77f51f2826ca1626a034130c" table:number-rows-repeated="None">
          <table:table-cell table:style-name="ce8" office:value="None" office:value-type="string"/>
          <table:covered-table-cell table:number-columns-repeated="9"/>
          <table:table-cell table:style-name="ce24" table:number-columns-spanned="22" office:value="None" office:value-type="string">
            <text:p><text:span text:style-name="ce24">(должность)</text:span></text:p>
          </table:table-cell>
          <table:covered-table-cell table:number-columns-repeated="21"/>
          <table:table-cell table:style-name="ce8" office:value="None" office:value-type="string"/>
          <table:covered-table-cell table:number-columns-repeated="2"/>
          <table:table-cell table:style-name="ce24" table:number-columns-spanned="17" office:value="None" office:value-type="string">
            <text:p><text:span text:style-name="ce24">(подпись)</text:span></text:p>
          </table:table-cell>
          <table:covered-table-cell table:number-columns-repeated="16"/>
          <table:table-cell table:style-name="ce8" office:value="None" office:value-type="string"/>
          <table:covered-table-cell table:number-columns-repeated="2"/>
          <table:table-cell table:style-name="ce24" table:number-columns-spanned="24" office:value="None" office:value-type="string">
            <text:p><text:span text:style-name="ce24">(расшифровка подписи)</text:span></text:p>
          </table:table-cell>
          <table:covered-table-cell table:number-columns-repeated="23"/>
          <table:table-cell table:style-name="ce71" office:value="None" office:value-type="string"/>
          <table:table-cell table:style-name="ce8" office:value="None" office:value-type="string"/>
          <table:covered-table-cell table:number-columns-repeated="11"/>
          <table:table-cell table:style-name="ce24" table:number-columns-spanned="22" office:value="None" office:value-type="string">
            <text:p><text:span text:style-name="ce24">(должность)</text:span></text:p>
          </table:table-cell>
          <table:covered-table-cell table:number-columns-repeated="21"/>
          <table:table-cell table:style-name="ce8" office:value="None" office:value-type="string"/>
          <table:covered-table-cell table:number-columns-repeated="2"/>
          <table:table-cell table:style-name="ce24" table:number-columns-spanned="17" office:value="None" office:value-type="string">
            <text:p><text:span text:style-name="ce24">(подпись)</text:span></text:p>
          </table:table-cell>
          <table:covered-table-cell table:number-columns-repeated="16"/>
          <table:table-cell table:style-name="ce8" office:value="None" office:value-type="string"/>
          <table:covered-table-cell table:number-columns-repeated="2"/>
          <table:table-cell table:style-name="ce24" table:number-columns-spanned="24" office:value="None" office:value-type="string">
            <text:p><text:span text:style-name="ce24">(расшифровка подписи)</text:span></text:p>
          </table:table-cell>
          <table:covered-table-cell table:number-columns-repeated="23"/>
          <table:table-cell table:style-name="ce8" office:value="None" office:value-type="string"/>
        </table:table-row>
        <table:table-row table:style-name="da42a56222810ad910c5c7a5eb4e9278" table:number-rows-repeated="None">
          <table:table-cell table:style-name="ce8" office:value="None" office:value-type="string"/>
          <table:covered-table-cell table:number-columns-repeated="9"/>
          <table:table-cell table:style-name="ce45" office:value="None" office:value-type="string"/>
          <table:covered-table-cell table:number-columns-repeated="21"/>
          <table:table-cell table:style-name="ce8" office:value="None" office:value-type="string"/>
          <table:covered-table-cell table:number-columns-repeated="2"/>
          <table:table-cell table:style-name="ce45" office:value="None" office:value-type="string"/>
          <table:covered-table-cell table:number-columns-repeated="16"/>
          <table:table-cell table:style-name="ce8" office:value="None" office:value-type="string"/>
          <table:covered-table-cell table:number-columns-repeated="2"/>
          <table:table-cell table:style-name="ce45" office:value="None" office:value-type="string"/>
          <table:covered-table-cell table:number-columns-repeated="23"/>
          <table:table-cell table:style-name="ce71" office:value="None" office:value-type="string"/>
          <table:table-cell table:style-name="ce8" office:value="None" office:value-type="string"/>
          <table:covered-table-cell table:number-columns-repeated="11"/>
          <table:table-cell table:style-name="ce45" office:value="None" office:value-type="string"/>
          <table:covered-table-cell table:number-columns-repeated="21"/>
          <table:table-cell table:style-name="ce8" office:value="None" office:value-type="string"/>
          <table:covered-table-cell table:number-columns-repeated="2"/>
          <table:table-cell table:style-name="ce45" office:value="None" office:value-type="string"/>
          <table:covered-table-cell table:number-columns-repeated="16"/>
          <table:table-cell table:style-name="ce8" office:value="None" office:value-type="string"/>
          <table:covered-table-cell table:number-columns-repeated="2"/>
          <table:table-cell table:style-name="ce45" office:value="None" office:value-type="string"/>
          <table:covered-table-cell table:number-columns-repeated="23"/>
          <table:table-cell table:style-name="ce8" office:value="None" office:value-type="string"/>
        </table:table-row>
        <table:table-row table:style-name="a862d6eb6d1ae3a118cc354df25bf50c" table:number-rows-repeated="None"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3" office:value="None" office:value-type="string"/>
          <table:covered-table-cell table:number-columns-repeated="22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number-columns-repeated="3"/>
          <table:table-cell table:style-name="ce38" table:number-columns-spanned="3" office:value="None" office:value-type="string"/>
          <table:covered-table-cell table:number-columns-repeated="2"/>
          <table:table-cell office:value="None" office:value-type="string">
            <text:p>г.</text:p>
          </table:table-cell>
          <table:table-cell office:value="None" office:value-type="string"/>
          <table:covered-table-cell table:number-columns-repeated="20"/>
          <table:table-cell table:style-name="ce36" office:value="None" office:value-type="string">
            <text:p><text:span text:style-name="ce36">Табельный номер</text:span></text:p>
          </table:table-cell>
          <table:table-cell office:value="None" office:value-type="string"/>
          <table:covered-table-cell table:number-columns-repeated="1"/>
          <table:table-cell table:style-name="ce18" table:number-columns-spanned="15" office:value="None" office:value-type="string"/>
          <table:covered-table-cell table:number-columns-repeated="14"/>
          <table:table-cell table:style-name="ce70" office:value="None" office:value-type="string"/>
          <table:table-cell office:value="None" office:value-type="string"/>
          <table:covered-table-cell table:number-columns-repeated="1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3" office:value="None" office:value-type="string"/>
          <table:covered-table-cell table:number-columns-repeated="22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number-columns-repeated="3"/>
          <table:table-cell table:style-name="ce38" table:number-columns-spanned="3" office:value="None" office:value-type="string"/>
          <table:covered-table-cell table:number-columns-repeated="2"/>
          <table:table-cell office:value="None" office:value-type="string">
            <text:p>г.</text:p>
          </table:table-cell>
          <table:table-cell office:value="None" office:value-type="string"/>
        </table:table-row>
        <table:table-row table:style-name="c64d3fe54eef6f9db810094eefd043e8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</table:table-row>
        <table:table-row table:style-name="91b99f500ca19113deb0fd4911697732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  <table:table-cell office:value="None" office:value-type="string">
            <text:p>По доверенности от "</text:p>
          </table:table-cell>
          <table:table-cell office:value="None" office:value-type="string"/>
          <table:covered-table-cell table:number-columns-repeated="18"/>
          <table:table-cell table:style-name="ce38" table:number-columns-spanned="5" office:value="None" office:value-type="string"/>
          <table:covered-table-cell table:number-columns-repeated="4"/>
          <table:table-cell table:style-name="ce76" office:value="None" office:value-type="string">
            <text:p><text:span text:style-name="ce76">"</text:span></text:p>
          </table:table-cell>
          <table:table-cell table:style-name="ce76" office:value="None" office:value-type="string"/>
          <table:table-cell table:style-name="ce38" table:number-columns-spanned="23" office:value="None" office:value-type="string"/>
          <table:covered-table-cell table:number-columns-repeated="22"/>
          <table:table-cell table:style-name="ce100" table:number-columns-spanned="4" office:value="20" office:value-type="float">
            <text:p><text:span text:style-name="ce100">20</text:span></text:p>
          </table:table-cell>
          <table:covered-table-cell table:number-columns-repeated="3"/>
          <table:table-cell table:style-name="ce38" table:number-columns-spanned="3" office:value="None" office:value-type="string"/>
          <table:covered-table-cell table:number-columns-repeated="2"/>
          <table:table-cell table:style-name="ce76" office:value="None" office:value-type="string">
            <text:p><text:span text:style-name="ce76">г.</text:span></text:p>
          </table:table-cell>
          <table:table-cell table:style-name="ce76" office:value="None" office:value-type="string"/>
          <table:covered-table-cell table:number-columns-repeated="3"/>
          <table:table-cell table:style-name="ce76" office:value="None" office:value-type="string">
            <text:p><text:span text:style-name="ce76">№</text:span></text:p>
          </table:table-cell>
          <table:table-cell table:style-name="ce76" office:value="None" office:value-type="string"/>
          <table:covered-table-cell table:number-columns-repeated="1"/>
          <table:table-cell table:style-name="ce38" table:number-columns-spanned="14" office:value="None" office:value-type="string"/>
          <table:covered-table-cell table:number-columns-repeated="13"/>
          <table:table-cell office:value="None" office:value-type="string">
            <text:p>,</text:p>
          </table:table-cell>
          <table:table-cell office:value="None" office:value-type="string"/>
        </table:table-row>
        <table:table-row table:style-name="e4f4408f4689dd0ae91d8a7f21113e99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</table:table-row>
        <table:table-row table:style-name="51d935bd09480c12d70d80da4fc160cb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  <table:table-cell office:value="None" office:value-type="string">
            <text:p>выданной</text:p>
          </table:table-cell>
          <table:table-cell office:value="None" office:value-type="string"/>
          <table:covered-table-cell table:number-columns-repeated="8"/>
          <table:table-cell table:style-name="ce26" office:value="None" office:value-type="string"/>
          <table:table-cell table:style-name="ce2" table:number-columns-spanned="69" office:value="None" office:value-type="string"/>
          <table:covered-table-cell table:number-columns-repeated="68"/>
          <table:table-cell office:value="None" office:value-type="string"/>
        </table:table-row>
        <table:table-row table:style-name="0d7eab3e04a3031cac68fcb497e85561" table:number-rows-repeated="None">
          <table:table-cell table:style-name="ce8" office:value="None" office:value-type="string"/>
          <table:covered-table-cell table:number-columns-repeated="78"/>
          <table:table-cell table:style-name="ce71" office:value="None" office:value-type="string"/>
          <table:table-cell table:style-name="ce8" office:value="None" office:value-type="string"/>
          <table:covered-table-cell table:number-columns-repeated="11"/>
          <table:table-cell table:style-name="ce24" table:number-columns-spanned="69" office:value="None" office:value-type="string">
            <text:p><text:span text:style-name="ce24">(кем, кому (фамилия, имя, отчество))</text:span></text:p>
          </table:table-cell>
          <table:covered-table-cell table:number-columns-repeated="68"/>
          <table:table-cell table:style-name="ce8" office:value="None" office:value-type="string"/>
        </table:table-row>
        <table:table-row table:style-name="3a2783f9dc2eecd15676684cef23a6e0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</table:table-row>
        <table:table-row table:style-name="3ddf89d55f4a382124df9b5dd8774eb3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  <table:table-cell office:value="None" office:value-type="string">
            <text:p>Объект основных средств принял на ответственное хранение</text:p>
          </table:table-cell>
          <table:table-cell office:value="None" office:value-type="string"/>
        </table:table-row>
        <table:table-row table:style-name="b0ace37c6f418bcc9c0834b0d8b38dbb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  <table:table-cell table:style-name="ce2" table:number-columns-spanned="29" office:value="None" office:value-type="string"/>
          <table:covered-table-cell table:number-columns-repeated="28"/>
          <table:table-cell office:value="None" office:value-type="string"/>
          <table:covered-table-cell table:number-columns-repeated="2"/>
          <table:table-cell table:style-name="ce2" table:number-columns-spanned="20" office:value="None" office:value-type="string"/>
          <table:covered-table-cell table:number-columns-repeated="19"/>
          <table:table-cell office:value="None" office:value-type="string"/>
          <table:covered-table-cell table:number-columns-repeated="2"/>
          <table:table-cell table:style-name="ce2" table:number-columns-spanned="25" office:value="None" office:value-type="string"/>
          <table:covered-table-cell table:number-columns-repeated="24"/>
          <table:table-cell office:value="None" office:value-type="string"/>
        </table:table-row>
        <table:table-row table:style-name="840eb752094c1877bb8e0ba001674b38" table:number-rows-repeated="None">
          <table:table-cell table:style-name="ce8" office:value="None" office:value-type="string"/>
          <table:covered-table-cell table:number-columns-repeated="78"/>
          <table:table-cell table:style-name="ce71" office:value="None" office:value-type="string"/>
          <table:table-cell table:style-name="ce8" office:value="None" office:value-type="string"/>
          <table:table-cell table:style-name="ce24" table:number-columns-spanned="29" office:value="None" office:value-type="string">
            <text:p><text:span text:style-name="ce24">(должность)</text:span></text:p>
          </table:table-cell>
          <table:covered-table-cell table:number-columns-repeated="28"/>
          <table:table-cell table:style-name="ce8" office:value="None" office:value-type="string"/>
          <table:covered-table-cell table:number-columns-repeated="2"/>
          <table:table-cell table:style-name="ce24" table:number-columns-spanned="20" office:value="None" office:value-type="string">
            <text:p><text:span text:style-name="ce24">(подпись)</text:span></text:p>
          </table:table-cell>
          <table:covered-table-cell table:number-columns-repeated="19"/>
          <table:table-cell table:style-name="ce8" office:value="None" office:value-type="string"/>
          <table:covered-table-cell table:number-columns-repeated="2"/>
          <table:table-cell table:style-name="ce24" table:number-columns-spanned="25" office:value="None" office:value-type="string">
            <text:p><text:span text:style-name="ce24">(расшифровка подписи)</text:span></text:p>
          </table:table-cell>
          <table:covered-table-cell table:number-columns-repeated="24"/>
          <table:table-cell table:style-name="ce8" office:value="None" office:value-type="string"/>
        </table:table-row>
        <table:table-row table:style-name="2e0d3de7fcb33b7de632ce9bcc857647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</table:table-row>
        <table:table-row table:style-name="c3cbb1ff7a13352c17449dfd56b9f1cb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  <table:covered-table-cell table:number-columns-repeated="1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number-columns-repeated="4"/>
          <table:table-cell table:style-name="ce76" office:value="None" office:value-type="string">
            <text:p><text:span text:style-name="ce76">"</text:span></text:p>
          </table:table-cell>
          <table:table-cell table:style-name="ce76" office:value="None" office:value-type="string"/>
          <table:table-cell table:style-name="ce38" table:number-columns-spanned="23" office:value="None" office:value-type="string"/>
          <table:covered-table-cell table:number-columns-repeated="22"/>
          <table:table-cell table:style-name="ce100" table:number-columns-spanned="4" office:value="20" office:value-type="float">
            <text:p><text:span text:style-name="ce100">20</text:span></text:p>
          </table:table-cell>
          <table:covered-table-cell table:number-columns-repeated="3"/>
          <table:table-cell table:style-name="ce38" table:number-columns-spanned="3" office:value="None" office:value-type="string"/>
          <table:covered-table-cell table:number-columns-repeated="2"/>
          <table:table-cell office:value="None" office:value-type="string">
            <text:p>г.</text:p>
          </table:table-cell>
          <table:table-cell office:value="None" office:value-type="string"/>
          <table:covered-table-cell table:number-columns-repeated="21"/>
          <table:table-cell table:style-name="ce36" office:value="None" office:value-type="string">
            <text:p><text:span text:style-name="ce36">Табельный номер</text:span></text:p>
          </table:table-cell>
          <table:table-cell office:value="None" office:value-type="string"/>
          <table:covered-table-cell table:number-columns-repeated="1"/>
          <table:table-cell table:style-name="ce18" table:number-columns-spanned="15" office:value="None" office:value-type="string"/>
          <table:covered-table-cell table:number-columns-repeated="14"/>
          <table:table-cell office:value="None" office:value-type="string"/>
        </table:table-row>
        <table:table-row table:style-name="f288829083cc16ef902368484cc5e328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</table:table-row>
        <table:table-row table:style-name="55e69ef6323e2b5b2d65dd25b3357cf2" table:number-rows-repeated="None">
          <table:table-cell table:style-name="ce27" table:number-columns-spanned="79" office:value="None" office:value-type="string">
            <text:p><text:span text:style-name="ce27">Отметка бухгалтерии:</text:span></text:p>
            <text:p><text:span text:style-name="ce27">В инвентарной карточке (книге) учета объекта основных средств выбытие отмечено</text:span></text:p>
          </table:table-cell>
          <table:covered-table-cell table:number-columns-repeated="78"/>
          <table:table-cell table:style-name="ce70" office:value="None" office:value-type="string"/>
          <table:table-cell office:value="None" office:value-type="string"/>
          <table:table-cell table:number-rows-spanned="2" table:style-name="ce73" table:number-columns-spanned="53" office:value="None" office:value-type="string">
            <text:p><text:span text:style-name="ce73">Отметка бухгалтерии об открытии инвентарной карточки учета объекта основных средств или записи в инвентарной книге</text:span></text:p>
          </table:table-cell>
          <table:covered-table-cell table:number-columns-repeated="52"/>
          <table:table-cell office:value="None" office:value-type="string"/>
          <table:table-cell table:style-name="ce16" table:number-columns-spanned="13" office:value="None" office:value-type="string">
            <text:p><text:span text:style-name="ce16">Номер документа</text:span></text:p>
          </table:table-cell>
          <table:covered-table-cell table:number-columns-repeated="12"/>
          <table:table-cell table:style-name="ce16" table:number-columns-spanned="13" office:value="None" office:value-type="string">
            <text:p><text:span text:style-name="ce16">Дата составления</text:span></text:p>
          </table:table-cell>
          <table:covered-table-cell table:number-columns-repeated="12"/>
          <table:table-cell office:value="None" office:value-type="string"/>
        </table:table-row>
        <table:table-row table:style-name="aceba8fcaa94db6dd8b9b6bc49de12a6" table:number-rows-repeated="None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  <table:covered-table-cell table:number-columns-repeated="53"/>
          <table:table-cell office:value="None" office:value-type="string"/>
          <table:table-cell table:style-name="ce18" table:number-columns-spanned="13" office:value="None" office:value-type="string"/>
          <table:covered-table-cell table:number-columns-repeated="12"/>
          <table:table-cell table:style-name="ce18" table:number-columns-spanned="13" office:value="None" office:value-type="string"/>
          <table:covered-table-cell table:number-columns-repeated="12"/>
          <table:table-cell office:value="None" office:value-type="string"/>
        </table:table-row>
        <table:table-row table:style-name="ee8cd66e7a70d3c7577dc02c5c2bbc68" table:number-rows-repeated="None">
          <table:table-cell office:value="None" office:value-type="string">
            <text:p>Главный бухгалтер</text:p>
          </table:table-cell>
          <table:table-cell office:value="None" office:value-type="string"/>
          <table:covered-table-cell table:number-columns-repeated="20"/>
          <table:table-cell table:style-name="ce2" table:number-columns-spanned="19" office:value="None" office:value-type="string"/>
          <table:covered-table-cell table:number-columns-repeated="18"/>
          <table:table-cell office:value="None" office:value-type="string"/>
          <table:covered-table-cell table:number-columns-repeated="2"/>
          <table:table-cell table:style-name="ce2" table:number-columns-spanned="28" office:value="None" office:value-type="string"/>
          <table:covered-table-cell table:number-columns-repeated="27"/>
          <table:table-cell office:value="None" office:value-type="string"/>
          <table:covered-table-cell table:number-columns-repeated="6"/>
          <table:table-cell table:style-name="ce70" office:value="None" office:value-type="string"/>
          <table:table-cell office:value="None" office:value-type="string"/>
          <table:table-cell office:value="None" office:value-type="string">
            <text:p>Главный бухгалтер</text:p>
          </table:table-cell>
          <table:table-cell office:value="None" office:value-type="string"/>
          <table:covered-table-cell table:number-columns-repeated="20"/>
          <table:table-cell table:style-name="ce2" table:number-columns-spanned="19" office:value="None" office:value-type="string"/>
          <table:covered-table-cell table:number-columns-repeated="18"/>
          <table:table-cell office:value="None" office:value-type="string"/>
          <table:covered-table-cell table:number-columns-repeated="2"/>
          <table:table-cell table:style-name="ce2" table:number-columns-spanned="28" office:value="None" office:value-type="string">
            <text:p><text:span text:style-name="ce2">Ананич Е.В.</text:span></text:p>
          </table:table-cell>
          <table:covered-table-cell table:number-columns-repeated="27"/>
          <table:table-cell office:value="None" office:value-type="string"/>
        </table:table-row>
        <table:table-row table:style-name="7f61ed9814cc0749c3d4c5cbd9bde92e" table:number-rows-repeated="None">
          <table:table-cell table:style-name="ce8" office:value="None" office:value-type="string"/>
          <table:covered-table-cell table:number-columns-repeated="21"/>
          <table:table-cell table:style-name="ce24" table:number-columns-spanned="19" office:value="None" office:value-type="string">
            <text:p><text:span text:style-name="ce24">(подпись)</text:span></text:p>
          </table:table-cell>
          <table:covered-table-cell table:number-columns-repeated="18"/>
          <table:table-cell table:style-name="ce8" office:value="None" office:value-type="string"/>
          <table:covered-table-cell table:number-columns-repeated="2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number-columns-repeated="27"/>
          <table:table-cell table:style-name="ce8" office:value="None" office:value-type="string"/>
          <table:covered-table-cell table:number-columns-repeated="6"/>
          <table:table-cell table:style-name="ce71" office:value="None" office:value-type="string"/>
          <table:table-cell table:style-name="ce8" office:value="None" office:value-type="string"/>
          <table:covered-table-cell table:number-columns-repeated="22"/>
          <table:table-cell table:style-name="ce24" table:number-columns-spanned="19" office:value="None" office:value-type="string">
            <text:p><text:span text:style-name="ce24">(подпись)</text:span></text:p>
          </table:table-cell>
          <table:covered-table-cell table:number-columns-repeated="18"/>
          <table:table-cell table:style-name="ce8" office:value="None" office:value-type="string"/>
          <table:covered-table-cell table:number-columns-repeated="2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number-columns-repeated="27"/>
          <table:table-cell table:style-name="ce8" office:value="None" office:value-type="string"/>
        </table:table-row>
        <table:table-row table:style-name="2fc4137f75e45bc5d547f4b352efa5ce" table:number-rows-repeated="2">
          <table:table-cell office:value="None" office:value-type="string"/>
          <table:covered-table-cell table:number-columns-repeated="78"/>
          <table:table-cell table:style-name="ce70" office:value="None" office:value-type="string"/>
          <table:table-cell office:value="None" office:value-type="string"/>
        </table:table-row>
        <table:table-row table:style-name="3d20adb7205923f5919ae960bc997629" table:number-rows-repeated="1048451">
          <table:table-cell office:value="None" office:value-type="string"/>
        </table:table-row>
        <table:table-row table:style-name="de597434e0417a0da493bf7c445eb01e" table:number-rows-repeated="None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